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20000012872EFA1D49266557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1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textarea-horizontal-align="justify" draw:textarea-vertical-align="middle" draw:auto-grow-height="false" fo:min-height="29.35cm" fo:min-width="30.343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30.843cm" svg:height="29.6cm" svg:x="-2.043cm" svg:y="-2.2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" draw:id="id1" draw:layer="layout" svg:width="6.88cm" svg:height="4.525cm" svg:x="8cm" svg:y="1.8cm">
          <draw:image xlink:href="Pictures/10000000000001C20000012872EFA1D49266557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5s" smil:fill="hold" smil:targetElement="id1" svg:path="M-0.00482142857142857-0.0239047619047619c0.0120714285714286 0.026047619047619 0.0346762790679682 0.0474516242767049 0.0584285714285714 0.0435238095238095 0.0174262959556952-0.00288171184927948 0.0370727216900655 0.00857291733385509 0.0515357142857143-0.0137619047619048 0.0157870074869306-0.0243794637460511 0.0352134253032612-0.0471463698113324 0.0583928571428571-0.0572380952380952 0.0188205684945197-0.00819398900441673 0.0371430442755037-0.0168658435949638 0.0584285714285714-0.0160476190476191 0.0220716176689865 0.000848442194853957 0.0342142857142858 0.0289047619047619 0.0292142857142857 0.0526666666666667v0.00461904761904762"/>
                </anim:par>
              </anim:par>
              <anim:par smil:begin="5s">
                <anim:par smil:begin="0s" smil:fill="hold" smil:accelerate="0.5" smil:decelerate="0.5" presentation:node-type="after-previous" presentation:preset-class="motion-path">
                  <anim:animateMotion smil:dur="5s" smil:fill="hold" smil:targetElement="id1" svg:path="M0.252570384918809 0.00330132078175796c0.00542452830188678 0.0253731906195077 0.00715222802788479 0.051207263541105 0.00793833410032208 0.0776880963695473 0.00073540809816508 0.0247730167607239 0.0107860305351579 0.0570351112513117-0.0174974114127934 0.0687844131157928-0.0176927481061362 0.00734979281141832-0.0331451907928869 0.0215345309892828-0.0509045674183157 0.0310475587035068-0.0187569628402103 0.0100473969946725-0.0370455591348366 0.0214518793419474-0.0525253106304647 0.0399512419572612l-0.0127344109526001 0.0221900085236058-0.00317533364012883 0.0221900085236059"/>
                </anim:par>
              </anim:par>
              <anim:par smil:begin="10s">
                <anim:par smil:begin="0s" smil:fill="hold" smil:accelerate="0.5" smil:decelerate="0.5" presentation:node-type="after-previous" presentation:preset-class="motion-path">
                  <anim:animateMotion smil:dur="5s" smil:fill="hold" smil:targetElement="id1" svg:path="M0.113714285714286 0.283047619047619c-0.0178571428571429 0.00238095238095237-0.036892980691265-0.00600023650790638-0.05325 0.00919047619047619-0.0175358378359811 0.0162854777795342-0.0381073866747837 0.0249041888798798-0.0566785714285714 0.038952380952381-0.0151073866858693 0.011427998412075-0.0475232805415612 0.0276563390792232-0.0326428571428571 0.0595238095238095 0.0128695809445058 0.0275611102852737 0.0361785714285714 0.0184285714285714 0.0549642857142857 0.0206190476190476h0.0171785714285714 0.0171785714285714l0.0120357142857143 0.00919047619047619"/>
                </anim:par>
              </anim:par>
              <anim:par smil:begin="15s">
                <anim:par smil:begin="0s" smil:fill="hold" smil:accelerate="0.5" smil:decelerate="0.5" presentation:node-type="after-previous" presentation:preset-class="motion-path">
                  <anim:animateMotion smil:dur="5s" smil:fill="hold" smil:targetElement="id1" svg:path="M0.0845357142857143 0.418238095238095c0.0173571428571429-0.00928571428571429 0.0329644275137946-0.0258184039037454 0.05325-0.0252380952380952 0.0180001441249116 0.00051492949611065 0.0316429452389055-0.0156109553364444 0.0515357142857143-0.016 0.0215000898785199-0.000420479180828048 0.0439579408775556 0.0113828054418316 0.0481071428571429 0.0366190476190476 0.00367222708835158 0.0223351894140835 0.00767857142857142 0.0463333333333334 0 0.0687619047619048l-0.01375 0.0229047619047619-0.01375 0.0206190476190475"/>
                </anim:par>
              </anim:par>
              <anim:par smil:begin="20s">
                <anim:par smil:begin="0s" smil:fill="hold" smil:accelerate="0.5" smil:decelerate="0.5" presentation:node-type="after-previous" presentation:preset-class="motion-path">
                  <anim:animateMotion smil:dur="5s" smil:fill="hold" smil:targetElement="id1" svg:path="M0.194464285714286 0.528190476190476c-0.0199285714285714-0.00557142857142856-0.0388524951354372 0.00425364914564186-0.0566785714285714 0.0137142857142857-0.0186025026119632 0.00987270073262359-0.0368212337308753 0.02475819073293-0.0567142857142857 0.022904761904762-0.0179283769994357-0.00167038073397319-0.039005925157513 0.0109092767326896-0.0515357142857143-0.0183333333333334-0.0106487832958042-0.0248526303524059-0.0349269557780672-0.0225787511985153-0.05325-0.0297619047619048-0.0252841000548466-0.00991208508838648-0.0362142857142857 0.0281428571428571-0.0498214285714286 0.0458095238095239l-0.00342857142857143 0.0229047619047619 0.00685714285714285 0.0183333333333334"/>
                </anim:par>
              </anim:par>
              <anim:par smil:begin="25s">
                <anim:par smil:begin="0s" smil:fill="hold" smil:accelerate="0.5" smil:decelerate="0.5" presentation:node-type="after-previous" presentation:preset-class="motion-path">
                  <anim:animateMotion smil:dur="5s" smil:fill="hold" smil:targetElement="id1" svg:path="M-0.0615 0.610619047619048c0.0176071428571429 0.0168095238095238 0.0389648103037814 0.0124817003073361 0.0583928571428571 0.00919047619047619 0.0370719538307028-0.00628020456803313 0.0158951969776671 0.0354718814825423 0.0360714285714286 0.054952380952381 0.0191809117943981 0.018519501042867 0.0395708576920572 0.0217918550339274 0.0601428571428571 0.0206190476190476 0.0203565805592633-0.00116052640768338 0.0308558372052044-0.0270572282347721 0.0515357142857143-0.0320476190476191 0.0183915541589209-0.00443818125955675 0.0330357592163781-0.024093823656179 0.0532857142857143-0.0252380952380952 0.0193571878446614-0.0010938236593917 0.0416785714285714 0.0185714285714285 0.0360714285714286 0.0458095238095237v0.0229523809523809l-0.0103214285714286 0.016"/>
                </anim:par>
              </anim:par>
              <anim:par smil:begin="30s">
                <anim:par smil:begin="0s" smil:fill="hold" smil:accelerate="0.5" smil:decelerate="0.5" presentation:node-type="after-previous" presentation:preset-class="motion-path">
                  <anim:animateMotion smil:dur="5s" smil:fill="hold" smil:targetElement="id1" svg:path="M0.215107142857143 0.722857142857143c-0.0172857142857143 0.0107142857142857-0.0346064672241889 0.00300264732296729-0.0532857142857143 0.0114761904761905-0.0193207531460245 0.00876455217902361-0.035178235047698 0.0245158486630075-0.0566785714285714 0.0229047619047619-0.0185353796955302-0.00138891337593616-0.0361086934885045 0.0125865848923484-0.055 0.00914285714285712-0.017680129133509-0.00322294020662928-0.036426643269678 0.000944993597499333-0.05325-0.0068571428571429-0.0201409306585609-0.00934072146483977-0.0367817269835503-0.035334423487399-0.0412142857142857-0.0641428571428571-0.00381744143237665-0.0248106150237004-0.0141042122761055-0.0568037036265435 0.00685714285714286-0.0755714285714286 0.0158957887776147-0.014232275998562 0.0334285714285714-0.0283333333333333 0.05325-0.0298095238095238h0.0171785714285714 0.0171785714285714l0.00174999999999999 0.00228571428571434"/>
                </anim:par>
              </anim:par>
              <anim:par smil:begin="35s">
                <anim:par smil:begin="0s" smil:fill="hold" smil:accelerate="0.5" smil:decelerate="0.5" presentation:node-type="after-previous" presentation:preset-class="motion-path">
                  <anim:animateMotion smil:dur="5s" smil:fill="hold" smil:targetElement="id1" svg:path="M0.0638928571428572 0.60147619047619c0.00689285714285715 0.0375714285714286 0.0322512621087138 0.0268535517380518 0.0515357142857143 0.0389047619047619 0.0172155482217383 0.0107583138919929 0.0350712246136349 0.0187152981437663 0.0532857142857143 0.0252380952380953 0.017821224645639 0.0063819648218939 0.0369635901733391 0.00675692952304074 0.0549642857142857 0.00228571428571422 0.0189993052122561-0.00471926114023868 0.0308644721619865-0.0352865217055915 0.0292142857142857-0.0618571428571428-0.00209981375161417-0.0338103344386887-0.0273915506027952-0.0463860743685053-0.0463928571428571-0.055-0.022070122754055-0.0100051223151716-0.0382502155747047-0.0311889308356583-0.0601428571428571-0.0366190476190475-0.017464501358128-0.00433178799566392-0.0356428571428572 0.00171428571428567-0.05325-0.00228571428571434l-0.0188928571428571-0.0023333333333333"/>
                </anim:par>
              </anim:par>
              <anim:par smil:begin="40s">
                <anim:par smil:begin="0s" smil:fill="hold" smil:accelerate="0.5" smil:decelerate="0.5" presentation:node-type="after-previous" presentation:preset-class="motion-path">
                  <anim:animateMotion smil:dur="5s" smil:fill="hold" smil:targetElement="id1" svg:path="M0.0638928571428572 0.500666666666667c-0.018 0.0179047619047619-0.0372894893389044 0.00311069623231452-0.0549642857142857-0.00457142857142862-0.017932354030242-0.00779406895329809-0.0350721727074944-0.0112413614758201-0.0515357142857143-0.00457142857142856-0.0178578873434607 0.00723482914226919-0.0402888579625841 0.0240531347746881-0.055 0.00914285714285717-0.0134317163238572-0.0136135331268874-0.0198244088638322-0.0447651522306339-0.00514285714285714-0.0687142857142857 0.0148898772517634-0.0242889624090762 0.03425-0.0406190476190476 0.05325-0.0572857142857143l0.0171785714285714-0.00228571428571434 0.0189285714285714-0.00914285714285712h0.0154285714285714"/>
                </anim:par>
              </anim:par>
              <anim:par smil:begin="45s">
                <anim:par smil:begin="0s" smil:fill="hold" smil:accelerate="0.5" smil:decelerate="0.5" presentation:node-type="after-previous" presentation:preset-class="motion-path">
                  <anim:animateMotion smil:dur="5s" smil:fill="hold" smil:targetElement="id1" svg:path="M0.0140714285714286 0.354047619047619c0.0170714285714286 0.0166190476190476 0.0380722857750369 0.00408966544174982 0.0567142857142857 0.00919047619047619 0.0238222866101484 0.00651823709882393 0.0327485679198685-0.025489261950231 0.0549642857142857-0.0298095238095238 0.0186771440848176-0.00363212001416535 0.0367510385216331-0.0073455058074316 0.055-0.00457142857142862 0.0187153287458744 0.00284497106861603 0.0346792345179707 0.0199006217804436 0.05325 0.0251904761904762 0.0128578065810422 0.00366252672308476 0.0414682323879032 0.00985645114078604 0.0377857142857143-0.0274761904761905-0.00271033912695434-0.0274768830672984-0.00421263099168639-0.0598142850078772-0.0223214285714286-0.071-0.0183554888340262-0.0113380949637537-0.0347521376320581-0.0229411681440133-0.055-0.0298095238095238-0.0182164270334939-0.00617926463284105-0.0358571428571428-0.00609523809523813-0.05325-0.0137142857142857h-0.01375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30.843cm" svg:height="29.6cm" svg:x="-2.043cm" svg:y="-2.2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2" draw:id="id2" draw:layer="layout" svg:width="6.88cm" svg:height="4.525cm" svg:x="8cm" svg:y="1.8cm">
          <draw:image xlink:href="Pictures/10000000000001C20000012872EFA1D49266557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smil:accelerate="0.5" smil:decelerate="0.5" presentation:node-type="with-previous" presentation:preset-class="motion-path">
                  <anim:animateMotion smil:dur="5s" smil:fill="hold" smil:targetElement="id2" svg:path="M-0.00482142857142857-0.0239047619047619c0.0120714285714286 0.026047619047619 0.0346762790679682 0.0474516242767049 0.0584285714285714 0.0435238095238095 0.0174262959556952-0.00288171184927948 0.0370727216900655 0.00857291733385509 0.0515357142857143-0.0137619047619048 0.0157870074869306-0.0243794637460511 0.0352134253032612-0.0471463698113324 0.0583928571428571-0.0572380952380952 0.0188205684945197-0.00819398900441673 0.0371430442755037-0.0168658435949638 0.0584285714285714-0.0160476190476191 0.0220716176689865 0.000848442194853957 0.0342142857142858 0.0289047619047619 0.0292142857142857 0.0526666666666667v0.00461904761904762"/>
                </anim:par>
              </anim:par>
              <anim:par smil:begin="5s">
                <anim:par smil:begin="0s" smil:fill="hold" smil:accelerate="0.5" smil:decelerate="0.5" presentation:node-type="after-previous" presentation:preset-class="motion-path">
                  <anim:animateMotion smil:dur="5s" smil:fill="hold" smil:targetElement="id2" svg:path="M0.252570384918809 0.00330132078175796c0.00542452830188678 0.0253731906195077 0.00715222802788479 0.051207263541105 0.00793833410032208 0.0776880963695473 0.00073540809816508 0.0247730167607239 0.0107860305351579 0.0570351112513117-0.0174974114127934 0.0687844131157928-0.0176927481061362 0.00734979281141832-0.0331451907928869 0.0215345309892828-0.0509045674183157 0.0310475587035068-0.0187569628402103 0.0100473969946725-0.0370455591348366 0.0214518793419474-0.0525253106304647 0.0399512419572612l-0.0127344109526001 0.0221900085236058-0.00317533364012883 0.0221900085236059"/>
                </anim:par>
              </anim:par>
              <anim:par smil:begin="10s">
                <anim:par smil:begin="0s" smil:fill="hold" smil:accelerate="0.5" smil:decelerate="0.5" presentation:node-type="after-previous" presentation:preset-class="motion-path">
                  <anim:animateMotion smil:dur="5s" smil:fill="hold" smil:targetElement="id2" svg:path="M0.113714285714286 0.283047619047619c-0.0178571428571429 0.00238095238095237-0.036892980691265-0.00600023650790638-0.05325 0.00919047619047619-0.0175358378359811 0.0162854777795342-0.0381073866747837 0.0249041888798798-0.0566785714285714 0.038952380952381-0.0151073866858693 0.011427998412075-0.0475232805415612 0.0276563390792232-0.0326428571428571 0.0595238095238095 0.0128695809445058 0.0275611102852737 0.0361785714285714 0.0184285714285714 0.0549642857142857 0.0206190476190476h0.0171785714285714 0.0171785714285714l0.0120357142857143 0.00919047619047619"/>
                </anim:par>
              </anim:par>
              <anim:par smil:begin="15s">
                <anim:par smil:begin="0s" smil:fill="hold" smil:accelerate="0.5" smil:decelerate="0.5" presentation:node-type="after-previous" presentation:preset-class="motion-path">
                  <anim:animateMotion smil:dur="5s" smil:fill="hold" smil:targetElement="id2" svg:path="M0.0845357142857143 0.418238095238095c0.0173571428571429-0.00928571428571429 0.0329644275137946-0.0258184039037454 0.05325-0.0252380952380952 0.0180001441249116 0.00051492949611065 0.0316429452389055-0.0156109553364444 0.0515357142857143-0.016 0.0215000898785199-0.000420479180828048 0.0439579408775556 0.0113828054418316 0.0481071428571429 0.0366190476190476 0.00367222708835158 0.0223351894140835 0.00767857142857142 0.0463333333333334 0 0.0687619047619048l-0.01375 0.0229047619047619-0.01375 0.0206190476190475"/>
                </anim:par>
              </anim:par>
              <anim:par smil:begin="20s">
                <anim:par smil:begin="0s" smil:fill="hold" smil:accelerate="0.5" smil:decelerate="0.5" presentation:node-type="after-previous" presentation:preset-class="motion-path">
                  <anim:animateMotion smil:dur="5s" smil:fill="hold" smil:targetElement="id2" svg:path="M0.194464285714286 0.528190476190476c-0.0199285714285714-0.00557142857142856-0.0388524951354372 0.00425364914564186-0.0566785714285714 0.0137142857142857-0.0186025026119632 0.00987270073262359-0.0368212337308753 0.02475819073293-0.0567142857142857 0.022904761904762-0.0179283769994357-0.00167038073397319-0.039005925157513 0.0109092767326896-0.0515357142857143-0.0183333333333334-0.0106487832958042-0.0248526303524059-0.0349269557780672-0.0225787511985153-0.05325-0.0297619047619048-0.0252841000548466-0.00991208508838648-0.0362142857142857 0.0281428571428571-0.0498214285714286 0.0458095238095239l-0.00342857142857143 0.0229047619047619 0.00685714285714285 0.0183333333333334"/>
                </anim:par>
              </anim:par>
              <anim:par smil:begin="25s">
                <anim:par smil:begin="0s" smil:fill="hold" smil:accelerate="0.5" smil:decelerate="0.5" presentation:node-type="after-previous" presentation:preset-class="motion-path">
                  <anim:animateMotion smil:dur="5s" smil:fill="hold" smil:targetElement="id2" svg:path="M-0.0615 0.610619047619048c0.0176071428571429 0.0168095238095238 0.0389648103037814 0.0124817003073361 0.0583928571428571 0.00919047619047619 0.0370719538307028-0.00628020456803313 0.0158951969776671 0.0354718814825423 0.0360714285714286 0.054952380952381 0.0191809117943981 0.018519501042867 0.0395708576920572 0.0217918550339274 0.0601428571428571 0.0206190476190476 0.0203565805592633-0.00116052640768338 0.0308558372052044-0.0270572282347721 0.0515357142857143-0.0320476190476191 0.0183915541589209-0.00443818125955675 0.0330357592163781-0.024093823656179 0.0532857142857143-0.0252380952380952 0.0193571878446614-0.0010938236593917 0.0416785714285714 0.0185714285714285 0.0360714285714286 0.0458095238095237v0.0229523809523809l-0.0103214285714286 0.016"/>
                </anim:par>
              </anim:par>
              <anim:par smil:begin="30s">
                <anim:par smil:begin="0s" smil:fill="hold" smil:accelerate="0.5" smil:decelerate="0.5" presentation:node-type="after-previous" presentation:preset-class="motion-path">
                  <anim:animateMotion smil:dur="5s" smil:fill="hold" smil:targetElement="id2" svg:path="M0.215107142857143 0.722857142857143c-0.0172857142857143 0.0107142857142857-0.0346064672241889 0.00300264732296729-0.0532857142857143 0.0114761904761905-0.0193207531460245 0.00876455217902361-0.035178235047698 0.0245158486630075-0.0566785714285714 0.0229047619047619-0.0185353796955302-0.00138891337593616-0.0361086934885045 0.0125865848923484-0.055 0.00914285714285712-0.017680129133509-0.00322294020662928-0.036426643269678 0.000944993597499333-0.05325-0.0068571428571429-0.0201409306585609-0.00934072146483977-0.0367817269835503-0.035334423487399-0.0412142857142857-0.0641428571428571-0.00381744143237665-0.0248106150237004-0.0141042122761055-0.0568037036265435 0.00685714285714286-0.0755714285714286 0.0158957887776147-0.014232275998562 0.0334285714285714-0.0283333333333333 0.05325-0.0298095238095238h0.0171785714285714 0.0171785714285714l0.00174999999999999 0.00228571428571434"/>
                </anim:par>
              </anim:par>
              <anim:par smil:begin="35s">
                <anim:par smil:begin="0s" smil:fill="hold" smil:accelerate="0.5" smil:decelerate="0.5" presentation:node-type="after-previous" presentation:preset-class="motion-path">
                  <anim:animateMotion smil:dur="5s" smil:fill="hold" smil:targetElement="id2" svg:path="M0.0638928571428572 0.60147619047619c0.00689285714285715 0.0375714285714286 0.0322512621087138 0.0268535517380518 0.0515357142857143 0.0389047619047619 0.0172155482217383 0.0107583138919929 0.0350712246136349 0.0187152981437663 0.0532857142857143 0.0252380952380953 0.017821224645639 0.0063819648218939 0.0369635901733391 0.00675692952304074 0.0549642857142857 0.00228571428571422 0.0189993052122561-0.00471926114023868 0.0308644721619865-0.0352865217055915 0.0292142857142857-0.0618571428571428-0.00209981375161417-0.0338103344386887-0.0273915506027952-0.0463860743685053-0.0463928571428571-0.055-0.022070122754055-0.0100051223151716-0.0382502155747047-0.0311889308356583-0.0601428571428571-0.0366190476190475-0.017464501358128-0.00433178799566392-0.0356428571428572 0.00171428571428567-0.05325-0.00228571428571434l-0.0188928571428571-0.0023333333333333"/>
                </anim:par>
              </anim:par>
              <anim:par smil:begin="40s">
                <anim:par smil:begin="0s" smil:fill="hold" smil:accelerate="0.5" smil:decelerate="0.5" presentation:node-type="after-previous" presentation:preset-class="motion-path">
                  <anim:animateMotion smil:dur="5s" smil:fill="hold" smil:targetElement="id2" svg:path="M0.0638928571428572 0.500666666666667c-0.018 0.0179047619047619-0.0372894893389044 0.00311069623231452-0.0549642857142857-0.00457142857142862-0.017932354030242-0.00779406895329809-0.0350721727074944-0.0112413614758201-0.0515357142857143-0.00457142857142856-0.0178578873434607 0.00723482914226919-0.0402888579625841 0.0240531347746881-0.055 0.00914285714285717-0.0134317163238572-0.0136135331268874-0.0198244088638322-0.0447651522306339-0.00514285714285714-0.0687142857142857 0.0148898772517634-0.0242889624090762 0.03425-0.0406190476190476 0.05325-0.0572857142857143l0.0171785714285714-0.00228571428571434 0.0189285714285714-0.00914285714285712h0.0154285714285714"/>
                </anim:par>
              </anim:par>
              <anim:par smil:begin="45s">
                <anim:par smil:begin="0s" smil:fill="hold" smil:accelerate="0.5" smil:decelerate="0.5" presentation:node-type="after-previous" presentation:preset-class="motion-path">
                  <anim:animateMotion smil:dur="5s" smil:fill="hold" smil:targetElement="id2" svg:path="M0.0140714285714286 0.354047619047619c0.0170714285714286 0.0166190476190476 0.0380722857750369 0.00408966544174982 0.0567142857142857 0.00919047619047619 0.0238222866101484 0.00651823709882393 0.0327485679198685-0.025489261950231 0.0549642857142857-0.0298095238095238 0.0186771440848176-0.00363212001416535 0.0367510385216331-0.0073455058074316 0.055-0.00457142857142862 0.0187153287458744 0.00284497106861603 0.0346792345179707 0.0199006217804436 0.05325 0.0251904761904762 0.0128578065810422 0.00366252672308476 0.0414682323879032 0.00985645114078604 0.0377857142857143-0.0274761904761905-0.00271033912695434-0.0274768830672984-0.00421263099168639-0.0598142850078772-0.0223214285714286-0.071-0.0183554888340262-0.0113380949637537-0.0347521376320581-0.0229411681440133-0.055-0.0298095238095238-0.0182164270334939-0.00617926463284105-0.0358571428571428-0.00609523809523813-0.05325-0.0137142857142857h-0.01375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30.843cm" svg:height="29.6cm" svg:x="-2.043cm" svg:y="-2.2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3" draw:id="id3" draw:layer="layout" svg:width="6.88cm" svg:height="4.525cm" svg:x="8cm" svg:y="1.8cm">
          <draw:image xlink:href="Pictures/10000000000001C20000012872EFA1D49266557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smil:accelerate="0.5" smil:decelerate="0.5" presentation:node-type="with-previous" presentation:preset-class="motion-path">
                  <anim:animateMotion smil:dur="5s" smil:fill="hold" smil:targetElement="id3" svg:path="M-0.00482142857142857-0.0239047619047619c0.0120714285714286 0.026047619047619 0.0346762790679682 0.0474516242767049 0.0584285714285714 0.0435238095238095 0.0174262959556952-0.00288171184927948 0.0370727216900655 0.00857291733385509 0.0515357142857143-0.0137619047619048 0.0157870074869306-0.0243794637460511 0.0352134253032612-0.0471463698113324 0.0583928571428571-0.0572380952380952 0.0188205684945197-0.00819398900441673 0.0371430442755037-0.0168658435949638 0.0584285714285714-0.0160476190476191 0.0220716176689865 0.000848442194853957 0.0342142857142858 0.0289047619047619 0.0292142857142857 0.0526666666666667v0.00461904761904762"/>
                </anim:par>
              </anim:par>
              <anim:par smil:begin="5s">
                <anim:par smil:begin="0s" smil:fill="hold" smil:accelerate="0.5" smil:decelerate="0.5" presentation:node-type="after-previous" presentation:preset-class="motion-path">
                  <anim:animateMotion smil:dur="5s" smil:fill="hold" smil:targetElement="id3" svg:path="M0.252570384918809 0.00330132078175796c0.00542452830188678 0.0253731906195077 0.00715222802788479 0.051207263541105 0.00793833410032208 0.0776880963695473 0.00073540809816508 0.0247730167607239 0.0107860305351579 0.0570351112513117-0.0174974114127934 0.0687844131157928-0.0176927481061362 0.00734979281141832-0.0331451907928869 0.0215345309892828-0.0509045674183157 0.0310475587035068-0.0187569628402103 0.0100473969946725-0.0370455591348366 0.0214518793419474-0.0525253106304647 0.0399512419572612l-0.0127344109526001 0.0221900085236058-0.00317533364012883 0.0221900085236059"/>
                </anim:par>
              </anim:par>
              <anim:par smil:begin="10s">
                <anim:par smil:begin="0s" smil:fill="hold" smil:accelerate="0.5" smil:decelerate="0.5" presentation:node-type="after-previous" presentation:preset-class="motion-path">
                  <anim:animateMotion smil:dur="5s" smil:fill="hold" smil:targetElement="id3" svg:path="M0.113714285714286 0.283047619047619c-0.0178571428571429 0.00238095238095237-0.036892980691265-0.00600023650790638-0.05325 0.00919047619047619-0.0175358378359811 0.0162854777795342-0.0381073866747837 0.0249041888798798-0.0566785714285714 0.038952380952381-0.0151073866858693 0.011427998412075-0.0475232805415612 0.0276563390792232-0.0326428571428571 0.0595238095238095 0.0128695809445058 0.0275611102852737 0.0361785714285714 0.0184285714285714 0.0549642857142857 0.0206190476190476h0.0171785714285714 0.0171785714285714l0.0120357142857143 0.00919047619047619"/>
                </anim:par>
              </anim:par>
              <anim:par smil:begin="15s">
                <anim:par smil:begin="0s" smil:fill="hold" smil:accelerate="0.5" smil:decelerate="0.5" presentation:node-type="after-previous" presentation:preset-class="motion-path">
                  <anim:animateMotion smil:dur="5s" smil:fill="hold" smil:targetElement="id3" svg:path="M0.0845357142857143 0.418238095238095c0.0173571428571429-0.00928571428571429 0.0329644275137946-0.0258184039037454 0.05325-0.0252380952380952 0.0180001441249116 0.00051492949611065 0.0316429452389055-0.0156109553364444 0.0515357142857143-0.016 0.0215000898785199-0.000420479180828048 0.0439579408775556 0.0113828054418316 0.0481071428571429 0.0366190476190476 0.00367222708835158 0.0223351894140835 0.00767857142857142 0.0463333333333334 0 0.0687619047619048l-0.01375 0.0229047619047619-0.01375 0.0206190476190475"/>
                </anim:par>
              </anim:par>
              <anim:par smil:begin="20s">
                <anim:par smil:begin="0s" smil:fill="hold" smil:accelerate="0.5" smil:decelerate="0.5" presentation:node-type="after-previous" presentation:preset-class="motion-path">
                  <anim:animateMotion smil:dur="5s" smil:fill="hold" smil:targetElement="id3" svg:path="M0.194464285714286 0.528190476190476c-0.0199285714285714-0.00557142857142856-0.0388524951354372 0.00425364914564186-0.0566785714285714 0.0137142857142857-0.0186025026119632 0.00987270073262359-0.0368212337308753 0.02475819073293-0.0567142857142857 0.022904761904762-0.0179283769994357-0.00167038073397319-0.039005925157513 0.0109092767326896-0.0515357142857143-0.0183333333333334-0.0106487832958042-0.0248526303524059-0.0349269557780672-0.0225787511985153-0.05325-0.0297619047619048-0.0252841000548466-0.00991208508838648-0.0362142857142857 0.0281428571428571-0.0498214285714286 0.0458095238095239l-0.00342857142857143 0.0229047619047619 0.00685714285714285 0.0183333333333334"/>
                </anim:par>
              </anim:par>
              <anim:par smil:begin="25s">
                <anim:par smil:begin="0s" smil:fill="hold" smil:accelerate="0.5" smil:decelerate="0.5" presentation:node-type="after-previous" presentation:preset-class="motion-path">
                  <anim:animateMotion smil:dur="5s" smil:fill="hold" smil:targetElement="id3" svg:path="M-0.0615 0.610619047619048c0.0176071428571429 0.0168095238095238 0.0389648103037814 0.0124817003073361 0.0583928571428571 0.00919047619047619 0.0370719538307028-0.00628020456803313 0.0158951969776671 0.0354718814825423 0.0360714285714286 0.054952380952381 0.0191809117943981 0.018519501042867 0.0395708576920572 0.0217918550339274 0.0601428571428571 0.0206190476190476 0.0203565805592633-0.00116052640768338 0.0308558372052044-0.0270572282347721 0.0515357142857143-0.0320476190476191 0.0183915541589209-0.00443818125955675 0.0330357592163781-0.024093823656179 0.0532857142857143-0.0252380952380952 0.0193571878446614-0.0010938236593917 0.0416785714285714 0.0185714285714285 0.0360714285714286 0.0458095238095237v0.0229523809523809l-0.0103214285714286 0.016"/>
                </anim:par>
              </anim:par>
              <anim:par smil:begin="30s">
                <anim:par smil:begin="0s" smil:fill="hold" smil:accelerate="0.5" smil:decelerate="0.5" presentation:node-type="after-previous" presentation:preset-class="motion-path">
                  <anim:animateMotion smil:dur="5s" smil:fill="hold" smil:targetElement="id3" svg:path="M0.215107142857143 0.722857142857143c-0.0172857142857143 0.0107142857142857-0.0346064672241889 0.00300264732296729-0.0532857142857143 0.0114761904761905-0.0193207531460245 0.00876455217902361-0.035178235047698 0.0245158486630075-0.0566785714285714 0.0229047619047619-0.0185353796955302-0.00138891337593616-0.0361086934885045 0.0125865848923484-0.055 0.00914285714285712-0.017680129133509-0.00322294020662928-0.036426643269678 0.000944993597499333-0.05325-0.0068571428571429-0.0201409306585609-0.00934072146483977-0.0367817269835503-0.035334423487399-0.0412142857142857-0.0641428571428571-0.00381744143237665-0.0248106150237004-0.0141042122761055-0.0568037036265435 0.00685714285714286-0.0755714285714286 0.0158957887776147-0.014232275998562 0.0334285714285714-0.0283333333333333 0.05325-0.0298095238095238h0.0171785714285714 0.0171785714285714l0.00174999999999999 0.00228571428571434"/>
                </anim:par>
              </anim:par>
              <anim:par smil:begin="35s">
                <anim:par smil:begin="0s" smil:fill="hold" smil:accelerate="0.5" smil:decelerate="0.5" presentation:node-type="after-previous" presentation:preset-class="motion-path">
                  <anim:animateMotion smil:dur="5s" smil:fill="hold" smil:targetElement="id3" svg:path="M0.0638928571428572 0.60147619047619c0.00689285714285715 0.0375714285714286 0.0322512621087138 0.0268535517380518 0.0515357142857143 0.0389047619047619 0.0172155482217383 0.0107583138919929 0.0350712246136349 0.0187152981437663 0.0532857142857143 0.0252380952380953 0.017821224645639 0.0063819648218939 0.0369635901733391 0.00675692952304074 0.0549642857142857 0.00228571428571422 0.0189993052122561-0.00471926114023868 0.0308644721619865-0.0352865217055915 0.0292142857142857-0.0618571428571428-0.00209981375161417-0.0338103344386887-0.0273915506027952-0.0463860743685053-0.0463928571428571-0.055-0.022070122754055-0.0100051223151716-0.0382502155747047-0.0311889308356583-0.0601428571428571-0.0366190476190475-0.017464501358128-0.00433178799566392-0.0356428571428572 0.00171428571428567-0.05325-0.00228571428571434l-0.0188928571428571-0.0023333333333333"/>
                </anim:par>
              </anim:par>
              <anim:par smil:begin="40s">
                <anim:par smil:begin="0s" smil:fill="hold" smil:accelerate="0.5" smil:decelerate="0.5" presentation:node-type="after-previous" presentation:preset-class="motion-path">
                  <anim:animateMotion smil:dur="5s" smil:fill="hold" smil:targetElement="id3" svg:path="M0.0638928571428572 0.500666666666667c-0.018 0.0179047619047619-0.0372894893389044 0.00311069623231452-0.0549642857142857-0.00457142857142862-0.017932354030242-0.00779406895329809-0.0350721727074944-0.0112413614758201-0.0515357142857143-0.00457142857142856-0.0178578873434607 0.00723482914226919-0.0402888579625841 0.0240531347746881-0.055 0.00914285714285717-0.0134317163238572-0.0136135331268874-0.0198244088638322-0.0447651522306339-0.00514285714285714-0.0687142857142857 0.0148898772517634-0.0242889624090762 0.03425-0.0406190476190476 0.05325-0.0572857142857143l0.0171785714285714-0.00228571428571434 0.0189285714285714-0.00914285714285712h0.0154285714285714"/>
                </anim:par>
              </anim:par>
              <anim:par smil:begin="45s">
                <anim:par smil:begin="0s" smil:fill="hold" smil:accelerate="0.5" smil:decelerate="0.5" presentation:node-type="after-previous" presentation:preset-class="motion-path">
                  <anim:animateMotion smil:dur="5s" smil:fill="hold" smil:targetElement="id3" svg:path="M0.0140714285714286 0.354047619047619c0.0170714285714286 0.0166190476190476 0.0380722857750369 0.00408966544174982 0.0567142857142857 0.00919047619047619 0.0238222866101484 0.00651823709882393 0.0327485679198685-0.025489261950231 0.0549642857142857-0.0298095238095238 0.0186771440848176-0.00363212001416535 0.0367510385216331-0.0073455058074316 0.055-0.00457142857142862 0.0187153287458744 0.00284497106861603 0.0346792345179707 0.0199006217804436 0.05325 0.0251904761904762 0.0128578065810422 0.00366252672308476 0.0414682323879032 0.00985645114078604 0.0377857142857143-0.0274761904761905-0.00271033912695434-0.0274768830672984-0.00421263099168639-0.0598142850078772-0.0223214285714286-0.071-0.0183554888340262-0.0113380949637537-0.0347521376320581-0.0229411681440133-0.055-0.0298095238095238-0.0182164270334939-0.00617926463284105-0.0358571428571428-0.00609523809523813-0.05325-0.0137142857142857h-0.01375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30.843cm" svg:height="29.6cm" svg:x="-2.043cm" svg:y="-2.2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4" draw:id="id4" draw:layer="layout" svg:width="6.88cm" svg:height="4.525cm" svg:x="8cm" svg:y="1.8cm">
          <draw:image xlink:href="Pictures/10000000000001C20000012872EFA1D49266557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smil:accelerate="0.5" smil:decelerate="0.5" presentation:node-type="with-previous" presentation:preset-class="motion-path">
                  <anim:animateMotion smil:dur="5s" smil:fill="hold" smil:targetElement="id4" svg:path="M-0.00482142857142857-0.0239047619047619c0.0120714285714286 0.026047619047619 0.0346762790679682 0.0474516242767049 0.0584285714285714 0.0435238095238095 0.0174262959556952-0.00288171184927948 0.0370727216900655 0.00857291733385509 0.0515357142857143-0.0137619047619048 0.0157870074869306-0.0243794637460511 0.0352134253032612-0.0471463698113324 0.0583928571428571-0.0572380952380952 0.0188205684945197-0.00819398900441673 0.0371430442755037-0.0168658435949638 0.0584285714285714-0.0160476190476191 0.0220716176689865 0.000848442194853957 0.0342142857142858 0.0289047619047619 0.0292142857142857 0.0526666666666667v0.00461904761904762"/>
                </anim:par>
              </anim:par>
              <anim:par smil:begin="5s">
                <anim:par smil:begin="0s" smil:fill="hold" smil:accelerate="0.5" smil:decelerate="0.5" presentation:node-type="after-previous" presentation:preset-class="motion-path">
                  <anim:animateMotion smil:dur="5s" smil:fill="hold" smil:targetElement="id4" svg:path="M0.252570384918809 0.00330132078175796c0.00542452830188678 0.0253731906195077 0.00715222802788479 0.051207263541105 0.00793833410032208 0.0776880963695473 0.00073540809816508 0.0247730167607239 0.0107860305351579 0.0570351112513117-0.0174974114127934 0.0687844131157928-0.0176927481061362 0.00734979281141832-0.0331451907928869 0.0215345309892828-0.0509045674183157 0.0310475587035068-0.0187569628402103 0.0100473969946725-0.0370455591348366 0.0214518793419474-0.0525253106304647 0.0399512419572612l-0.0127344109526001 0.0221900085236058-0.00317533364012883 0.0221900085236059"/>
                </anim:par>
              </anim:par>
              <anim:par smil:begin="10s">
                <anim:par smil:begin="0s" smil:fill="hold" smil:accelerate="0.5" smil:decelerate="0.5" presentation:node-type="after-previous" presentation:preset-class="motion-path">
                  <anim:animateMotion smil:dur="5s" smil:fill="hold" smil:targetElement="id4" svg:path="M0.113714285714286 0.283047619047619c-0.0178571428571429 0.00238095238095237-0.036892980691265-0.00600023650790638-0.05325 0.00919047619047619-0.0175358378359811 0.0162854777795342-0.0381073866747837 0.0249041888798798-0.0566785714285714 0.038952380952381-0.0151073866858693 0.011427998412075-0.0475232805415612 0.0276563390792232-0.0326428571428571 0.0595238095238095 0.0128695809445058 0.0275611102852737 0.0361785714285714 0.0184285714285714 0.0549642857142857 0.0206190476190476h0.0171785714285714 0.0171785714285714l0.0120357142857143 0.00919047619047619"/>
                </anim:par>
              </anim:par>
              <anim:par smil:begin="15s">
                <anim:par smil:begin="0s" smil:fill="hold" smil:accelerate="0.5" smil:decelerate="0.5" presentation:node-type="after-previous" presentation:preset-class="motion-path">
                  <anim:animateMotion smil:dur="5s" smil:fill="hold" smil:targetElement="id4" svg:path="M0.0845357142857143 0.418238095238095c0.0173571428571429-0.00928571428571429 0.0329644275137946-0.0258184039037454 0.05325-0.0252380952380952 0.0180001441249116 0.00051492949611065 0.0316429452389055-0.0156109553364444 0.0515357142857143-0.016 0.0215000898785199-0.000420479180828048 0.0439579408775556 0.0113828054418316 0.0481071428571429 0.0366190476190476 0.00367222708835158 0.0223351894140835 0.00767857142857142 0.0463333333333334 0 0.0687619047619048l-0.01375 0.0229047619047619-0.01375 0.0206190476190475"/>
                </anim:par>
              </anim:par>
              <anim:par smil:begin="20s">
                <anim:par smil:begin="0s" smil:fill="hold" smil:accelerate="0.5" smil:decelerate="0.5" presentation:node-type="after-previous" presentation:preset-class="motion-path">
                  <anim:animateMotion smil:dur="5s" smil:fill="hold" smil:targetElement="id4" svg:path="M0.194464285714286 0.528190476190476c-0.0199285714285714-0.00557142857142856-0.0388524951354372 0.00425364914564186-0.0566785714285714 0.0137142857142857-0.0186025026119632 0.00987270073262359-0.0368212337308753 0.02475819073293-0.0567142857142857 0.022904761904762-0.0179283769994357-0.00167038073397319-0.039005925157513 0.0109092767326896-0.0515357142857143-0.0183333333333334-0.0106487832958042-0.0248526303524059-0.0349269557780672-0.0225787511985153-0.05325-0.0297619047619048-0.0252841000548466-0.00991208508838648-0.0362142857142857 0.0281428571428571-0.0498214285714286 0.0458095238095239l-0.00342857142857143 0.0229047619047619 0.00685714285714285 0.0183333333333334"/>
                </anim:par>
              </anim:par>
              <anim:par smil:begin="25s">
                <anim:par smil:begin="0s" smil:fill="hold" smil:accelerate="0.5" smil:decelerate="0.5" presentation:node-type="after-previous" presentation:preset-class="motion-path">
                  <anim:animateMotion smil:dur="5s" smil:fill="hold" smil:targetElement="id4" svg:path="M-0.0615 0.610619047619048c0.0176071428571429 0.0168095238095238 0.0389648103037814 0.0124817003073361 0.0583928571428571 0.00919047619047619 0.0370719538307028-0.00628020456803313 0.0158951969776671 0.0354718814825423 0.0360714285714286 0.054952380952381 0.0191809117943981 0.018519501042867 0.0395708576920572 0.0217918550339274 0.0601428571428571 0.0206190476190476 0.0203565805592633-0.00116052640768338 0.0308558372052044-0.0270572282347721 0.0515357142857143-0.0320476190476191 0.0183915541589209-0.00443818125955675 0.0330357592163781-0.024093823656179 0.0532857142857143-0.0252380952380952 0.0193571878446614-0.0010938236593917 0.0416785714285714 0.0185714285714285 0.0360714285714286 0.0458095238095237v0.0229523809523809l-0.0103214285714286 0.016"/>
                </anim:par>
              </anim:par>
              <anim:par smil:begin="30s">
                <anim:par smil:begin="0s" smil:fill="hold" smil:accelerate="0.5" smil:decelerate="0.5" presentation:node-type="after-previous" presentation:preset-class="motion-path">
                  <anim:animateMotion smil:dur="5s" smil:fill="hold" smil:targetElement="id4" svg:path="M0.215107142857143 0.722857142857143c-0.0172857142857143 0.0107142857142857-0.0346064672241889 0.00300264732296729-0.0532857142857143 0.0114761904761905-0.0193207531460245 0.00876455217902361-0.035178235047698 0.0245158486630075-0.0566785714285714 0.0229047619047619-0.0185353796955302-0.00138891337593616-0.0361086934885045 0.0125865848923484-0.055 0.00914285714285712-0.017680129133509-0.00322294020662928-0.036426643269678 0.000944993597499333-0.05325-0.0068571428571429-0.0201409306585609-0.00934072146483977-0.0367817269835503-0.035334423487399-0.0412142857142857-0.0641428571428571-0.00381744143237665-0.0248106150237004-0.0141042122761055-0.0568037036265435 0.00685714285714286-0.0755714285714286 0.0158957887776147-0.014232275998562 0.0334285714285714-0.0283333333333333 0.05325-0.0298095238095238h0.0171785714285714 0.0171785714285714l0.00174999999999999 0.00228571428571434"/>
                </anim:par>
              </anim:par>
              <anim:par smil:begin="35s">
                <anim:par smil:begin="0s" smil:fill="hold" smil:accelerate="0.5" smil:decelerate="0.5" presentation:node-type="after-previous" presentation:preset-class="motion-path">
                  <anim:animateMotion smil:dur="5s" smil:fill="hold" smil:targetElement="id4" svg:path="M0.0638928571428572 0.60147619047619c0.00689285714285715 0.0375714285714286 0.0322512621087138 0.0268535517380518 0.0515357142857143 0.0389047619047619 0.0172155482217383 0.0107583138919929 0.0350712246136349 0.0187152981437663 0.0532857142857143 0.0252380952380953 0.017821224645639 0.0063819648218939 0.0369635901733391 0.00675692952304074 0.0549642857142857 0.00228571428571422 0.0189993052122561-0.00471926114023868 0.0308644721619865-0.0352865217055915 0.0292142857142857-0.0618571428571428-0.00209981375161417-0.0338103344386887-0.0273915506027952-0.0463860743685053-0.0463928571428571-0.055-0.022070122754055-0.0100051223151716-0.0382502155747047-0.0311889308356583-0.0601428571428571-0.0366190476190475-0.017464501358128-0.00433178799566392-0.0356428571428572 0.00171428571428567-0.05325-0.00228571428571434l-0.0188928571428571-0.0023333333333333"/>
                </anim:par>
              </anim:par>
              <anim:par smil:begin="40s">
                <anim:par smil:begin="0s" smil:fill="hold" smil:accelerate="0.5" smil:decelerate="0.5" presentation:node-type="after-previous" presentation:preset-class="motion-path">
                  <anim:animateMotion smil:dur="5s" smil:fill="hold" smil:targetElement="id4" svg:path="M0.0638928571428572 0.500666666666667c-0.018 0.0179047619047619-0.0372894893389044 0.00311069623231452-0.0549642857142857-0.00457142857142862-0.017932354030242-0.00779406895329809-0.0350721727074944-0.0112413614758201-0.0515357142857143-0.00457142857142856-0.0178578873434607 0.00723482914226919-0.0402888579625841 0.0240531347746881-0.055 0.00914285714285717-0.0134317163238572-0.0136135331268874-0.0198244088638322-0.0447651522306339-0.00514285714285714-0.0687142857142857 0.0148898772517634-0.0242889624090762 0.03425-0.0406190476190476 0.05325-0.0572857142857143l0.0171785714285714-0.00228571428571434 0.0189285714285714-0.00914285714285712h0.0154285714285714"/>
                </anim:par>
              </anim:par>
              <anim:par smil:begin="45s">
                <anim:par smil:begin="0s" smil:fill="hold" smil:accelerate="0.5" smil:decelerate="0.5" presentation:node-type="after-previous" presentation:preset-class="motion-path">
                  <anim:animateMotion smil:dur="5s" smil:fill="hold" smil:targetElement="id4" svg:path="M0.0140714285714286 0.354047619047619c0.0170714285714286 0.0166190476190476 0.0380722857750369 0.00408966544174982 0.0567142857142857 0.00919047619047619 0.0238222866101484 0.00651823709882393 0.0327485679198685-0.025489261950231 0.0549642857142857-0.0298095238095238 0.0186771440848176-0.00363212001416535 0.0367510385216331-0.0073455058074316 0.055-0.00457142857142862 0.0187153287458744 0.00284497106861603 0.0346792345179707 0.0199006217804436 0.05325 0.0251904761904762 0.0128578065810422 0.00366252672308476 0.0414682323879032 0.00985645114078604 0.0377857142857143-0.0274761904761905-0.00271033912695434-0.0274768830672984-0.00421263099168639-0.0598142850078772-0.0223214285714286-0.071-0.0183554888340262-0.0113380949637537-0.0347521376320581-0.0229411681440133-0.055-0.0298095238095238-0.0182164270334939-0.00617926463284105-0.0358571428571428-0.00609523809523813-0.05325-0.0137142857142857h-0.01375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30.843cm" svg:height="29.6cm" svg:x="-2.043cm" svg:y="-2.2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5" draw:id="id5" draw:layer="layout" svg:width="6.88cm" svg:height="4.525cm" svg:x="8cm" svg:y="1.8cm">
          <draw:image xlink:href="Pictures/10000000000001C20000012872EFA1D49266557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smil:accelerate="0.5" smil:decelerate="0.5" presentation:node-type="with-previous" presentation:preset-class="motion-path">
                  <anim:animateMotion smil:dur="5s" smil:fill="hold" smil:targetElement="id5" svg:path="M-0.00482142857142857-0.0239047619047619c0.0120714285714286 0.026047619047619 0.0346762790679682 0.0474516242767049 0.0584285714285714 0.0435238095238095 0.0174262959556952-0.00288171184927948 0.0370727216900655 0.00857291733385509 0.0515357142857143-0.0137619047619048 0.0157870074869306-0.0243794637460511 0.0352134253032612-0.0471463698113324 0.0583928571428571-0.0572380952380952 0.0188205684945197-0.00819398900441673 0.0371430442755037-0.0168658435949638 0.0584285714285714-0.0160476190476191 0.0220716176689865 0.000848442194853957 0.0342142857142858 0.0289047619047619 0.0292142857142857 0.0526666666666667v0.00461904761904762"/>
                </anim:par>
              </anim:par>
              <anim:par smil:begin="5s">
                <anim:par smil:begin="0s" smil:fill="hold" smil:accelerate="0.5" smil:decelerate="0.5" presentation:node-type="after-previous" presentation:preset-class="motion-path">
                  <anim:animateMotion smil:dur="5s" smil:fill="hold" smil:targetElement="id5" svg:path="M0.252570384918809 0.00330132078175796c0.00542452830188678 0.0253731906195077 0.00715222802788479 0.051207263541105 0.00793833410032208 0.0776880963695473 0.00073540809816508 0.0247730167607239 0.0107860305351579 0.0570351112513117-0.0174974114127934 0.0687844131157928-0.0176927481061362 0.00734979281141832-0.0331451907928869 0.0215345309892828-0.0509045674183157 0.0310475587035068-0.0187569628402103 0.0100473969946725-0.0370455591348366 0.0214518793419474-0.0525253106304647 0.0399512419572612l-0.0127344109526001 0.0221900085236058-0.00317533364012883 0.0221900085236059"/>
                </anim:par>
              </anim:par>
              <anim:par smil:begin="10s">
                <anim:par smil:begin="0s" smil:fill="hold" smil:accelerate="0.5" smil:decelerate="0.5" presentation:node-type="after-previous" presentation:preset-class="motion-path">
                  <anim:animateMotion smil:dur="5s" smil:fill="hold" smil:targetElement="id5" svg:path="M0.113714285714286 0.283047619047619c-0.0178571428571429 0.00238095238095237-0.036892980691265-0.00600023650790638-0.05325 0.00919047619047619-0.0175358378359811 0.0162854777795342-0.0381073866747837 0.0249041888798798-0.0566785714285714 0.038952380952381-0.0151073866858693 0.011427998412075-0.0475232805415612 0.0276563390792232-0.0326428571428571 0.0595238095238095 0.0128695809445058 0.0275611102852737 0.0361785714285714 0.0184285714285714 0.0549642857142857 0.0206190476190476h0.0171785714285714 0.0171785714285714l0.0120357142857143 0.00919047619047619"/>
                </anim:par>
              </anim:par>
              <anim:par smil:begin="15s">
                <anim:par smil:begin="0s" smil:fill="hold" smil:accelerate="0.5" smil:decelerate="0.5" presentation:node-type="after-previous" presentation:preset-class="motion-path">
                  <anim:animateMotion smil:dur="5s" smil:fill="hold" smil:targetElement="id5" svg:path="M0.0845357142857143 0.418238095238095c0.0173571428571429-0.00928571428571429 0.0329644275137946-0.0258184039037454 0.05325-0.0252380952380952 0.0180001441249116 0.00051492949611065 0.0316429452389055-0.0156109553364444 0.0515357142857143-0.016 0.0215000898785199-0.000420479180828048 0.0439579408775556 0.0113828054418316 0.0481071428571429 0.0366190476190476 0.00367222708835158 0.0223351894140835 0.00767857142857142 0.0463333333333334 0 0.0687619047619048l-0.01375 0.0229047619047619-0.01375 0.0206190476190475"/>
                </anim:par>
              </anim:par>
              <anim:par smil:begin="20s">
                <anim:par smil:begin="0s" smil:fill="hold" smil:accelerate="0.5" smil:decelerate="0.5" presentation:node-type="after-previous" presentation:preset-class="motion-path">
                  <anim:animateMotion smil:dur="5s" smil:fill="hold" smil:targetElement="id5" svg:path="M0.194464285714286 0.528190476190476c-0.0199285714285714-0.00557142857142856-0.0388524951354372 0.00425364914564186-0.0566785714285714 0.0137142857142857-0.0186025026119632 0.00987270073262359-0.0368212337308753 0.02475819073293-0.0567142857142857 0.022904761904762-0.0179283769994357-0.00167038073397319-0.039005925157513 0.0109092767326896-0.0515357142857143-0.0183333333333334-0.0106487832958042-0.0248526303524059-0.0349269557780672-0.0225787511985153-0.05325-0.0297619047619048-0.0252841000548466-0.00991208508838648-0.0362142857142857 0.0281428571428571-0.0498214285714286 0.0458095238095239l-0.00342857142857143 0.0229047619047619 0.00685714285714285 0.0183333333333334"/>
                </anim:par>
              </anim:par>
              <anim:par smil:begin="25s">
                <anim:par smil:begin="0s" smil:fill="hold" smil:accelerate="0.5" smil:decelerate="0.5" presentation:node-type="after-previous" presentation:preset-class="motion-path">
                  <anim:animateMotion smil:dur="5s" smil:fill="hold" smil:targetElement="id5" svg:path="M-0.0615 0.610619047619048c0.0176071428571429 0.0168095238095238 0.0389648103037814 0.0124817003073361 0.0583928571428571 0.00919047619047619 0.0370719538307028-0.00628020456803313 0.0158951969776671 0.0354718814825423 0.0360714285714286 0.054952380952381 0.0191809117943981 0.018519501042867 0.0395708576920572 0.0217918550339274 0.0601428571428571 0.0206190476190476 0.0203565805592633-0.00116052640768338 0.0308558372052044-0.0270572282347721 0.0515357142857143-0.0320476190476191 0.0183915541589209-0.00443818125955675 0.0330357592163781-0.024093823656179 0.0532857142857143-0.0252380952380952 0.0193571878446614-0.0010938236593917 0.0416785714285714 0.0185714285714285 0.0360714285714286 0.0458095238095237v0.0229523809523809l-0.0103214285714286 0.016"/>
                </anim:par>
              </anim:par>
              <anim:par smil:begin="30s">
                <anim:par smil:begin="0s" smil:fill="hold" smil:accelerate="0.5" smil:decelerate="0.5" presentation:node-type="after-previous" presentation:preset-class="motion-path">
                  <anim:animateMotion smil:dur="5s" smil:fill="hold" smil:targetElement="id5" svg:path="M0.215107142857143 0.722857142857143c-0.0172857142857143 0.0107142857142857-0.0346064672241889 0.00300264732296729-0.0532857142857143 0.0114761904761905-0.0193207531460245 0.00876455217902361-0.035178235047698 0.0245158486630075-0.0566785714285714 0.0229047619047619-0.0185353796955302-0.00138891337593616-0.0361086934885045 0.0125865848923484-0.055 0.00914285714285712-0.017680129133509-0.00322294020662928-0.036426643269678 0.000944993597499333-0.05325-0.0068571428571429-0.0201409306585609-0.00934072146483977-0.0367817269835503-0.035334423487399-0.0412142857142857-0.0641428571428571-0.00381744143237665-0.0248106150237004-0.0141042122761055-0.0568037036265435 0.00685714285714286-0.0755714285714286 0.0158957887776147-0.014232275998562 0.0334285714285714-0.0283333333333333 0.05325-0.0298095238095238h0.0171785714285714 0.0171785714285714l0.00174999999999999 0.00228571428571434"/>
                </anim:par>
              </anim:par>
              <anim:par smil:begin="35s">
                <anim:par smil:begin="0s" smil:fill="hold" smil:accelerate="0.5" smil:decelerate="0.5" presentation:node-type="after-previous" presentation:preset-class="motion-path">
                  <anim:animateMotion smil:dur="5s" smil:fill="hold" smil:targetElement="id5" svg:path="M0.0638928571428572 0.60147619047619c0.00689285714285715 0.0375714285714286 0.0322512621087138 0.0268535517380518 0.0515357142857143 0.0389047619047619 0.0172155482217383 0.0107583138919929 0.0350712246136349 0.0187152981437663 0.0532857142857143 0.0252380952380953 0.017821224645639 0.0063819648218939 0.0369635901733391 0.00675692952304074 0.0549642857142857 0.00228571428571422 0.0189993052122561-0.00471926114023868 0.0308644721619865-0.0352865217055915 0.0292142857142857-0.0618571428571428-0.00209981375161417-0.0338103344386887-0.0273915506027952-0.0463860743685053-0.0463928571428571-0.055-0.022070122754055-0.0100051223151716-0.0382502155747047-0.0311889308356583-0.0601428571428571-0.0366190476190475-0.017464501358128-0.00433178799566392-0.0356428571428572 0.00171428571428567-0.05325-0.00228571428571434l-0.0188928571428571-0.0023333333333333"/>
                </anim:par>
              </anim:par>
              <anim:par smil:begin="40s">
                <anim:par smil:begin="0s" smil:fill="hold" smil:accelerate="0.5" smil:decelerate="0.5" presentation:node-type="after-previous" presentation:preset-class="motion-path">
                  <anim:animateMotion smil:dur="5s" smil:fill="hold" smil:targetElement="id5" svg:path="M0.0638928571428572 0.500666666666667c-0.018 0.0179047619047619-0.0372894893389044 0.00311069623231452-0.0549642857142857-0.00457142857142862-0.017932354030242-0.00779406895329809-0.0350721727074944-0.0112413614758201-0.0515357142857143-0.00457142857142856-0.0178578873434607 0.00723482914226919-0.0402888579625841 0.0240531347746881-0.055 0.00914285714285717-0.0134317163238572-0.0136135331268874-0.0198244088638322-0.0447651522306339-0.00514285714285714-0.0687142857142857 0.0148898772517634-0.0242889624090762 0.03425-0.0406190476190476 0.05325-0.0572857142857143l0.0171785714285714-0.00228571428571434 0.0189285714285714-0.00914285714285712h0.0154285714285714"/>
                </anim:par>
              </anim:par>
              <anim:par smil:begin="45s">
                <anim:par smil:begin="0s" smil:fill="hold" smil:accelerate="0.5" smil:decelerate="0.5" presentation:node-type="after-previous" presentation:preset-class="motion-path">
                  <anim:animateMotion smil:dur="5s" smil:fill="hold" smil:targetElement="id5" svg:path="M0.0140714285714286 0.354047619047619c0.0170714285714286 0.0166190476190476 0.0380722857750369 0.00408966544174982 0.0567142857142857 0.00919047619047619 0.0238222866101484 0.00651823709882393 0.0327485679198685-0.025489261950231 0.0549642857142857-0.0298095238095238 0.0186771440848176-0.00363212001416535 0.0367510385216331-0.0073455058074316 0.055-0.00457142857142862 0.0187153287458744 0.00284497106861603 0.0346792345179707 0.0199006217804436 0.05325 0.0251904761904762 0.0128578065810422 0.00366252672308476 0.0414682323879032 0.00985645114078604 0.0377857142857143-0.0274761904761905-0.00271033912695434-0.0274768830672984-0.00421263099168639-0.0598142850078772-0.0223214285714286-0.071-0.0183554888340262-0.0113380949637537-0.0347521376320581-0.0229411681440133-0.055-0.0298095238095238-0.0182164270334939-0.00617926463284105-0.0358571428571428-0.00609523809523813-0.05325-0.0137142857142857h-0.01375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30.843cm" svg:height="29.6cm" svg:x="-2.043cm" svg:y="-2.2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6" draw:id="id6" draw:layer="layout" svg:width="6.88cm" svg:height="4.525cm" svg:x="8cm" svg:y="1.8cm">
          <draw:image xlink:href="Pictures/10000000000001C20000012872EFA1D49266557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smil:accelerate="0.5" smil:decelerate="0.5" presentation:node-type="with-previous" presentation:preset-class="motion-path">
                  <anim:animateMotion smil:dur="5s" smil:fill="hold" smil:targetElement="id6" svg:path="M-0.00482142857142857-0.0239047619047619c0.0120714285714286 0.026047619047619 0.0346762790679682 0.0474516242767049 0.0584285714285714 0.0435238095238095 0.0174262959556952-0.00288171184927948 0.0370727216900655 0.00857291733385509 0.0515357142857143-0.0137619047619048 0.0157870074869306-0.0243794637460511 0.0352134253032612-0.0471463698113324 0.0583928571428571-0.0572380952380952 0.0188205684945197-0.00819398900441673 0.0371430442755037-0.0168658435949638 0.0584285714285714-0.0160476190476191 0.0220716176689865 0.000848442194853957 0.0342142857142858 0.0289047619047619 0.0292142857142857 0.0526666666666667v0.00461904761904762"/>
                </anim:par>
              </anim:par>
              <anim:par smil:begin="5s">
                <anim:par smil:begin="0s" smil:fill="hold" smil:accelerate="0.5" smil:decelerate="0.5" presentation:node-type="after-previous" presentation:preset-class="motion-path">
                  <anim:animateMotion smil:dur="5s" smil:fill="hold" smil:targetElement="id6" svg:path="M0.252570384918809 0.00330132078175796c0.00542452830188678 0.0253731906195077 0.00715222802788479 0.051207263541105 0.00793833410032208 0.0776880963695473 0.00073540809816508 0.0247730167607239 0.0107860305351579 0.0570351112513117-0.0174974114127934 0.0687844131157928-0.0176927481061362 0.00734979281141832-0.0331451907928869 0.0215345309892828-0.0509045674183157 0.0310475587035068-0.0187569628402103 0.0100473969946725-0.0370455591348366 0.0214518793419474-0.0525253106304647 0.0399512419572612l-0.0127344109526001 0.0221900085236058-0.00317533364012883 0.0221900085236059"/>
                </anim:par>
              </anim:par>
              <anim:par smil:begin="10s">
                <anim:par smil:begin="0s" smil:fill="hold" smil:accelerate="0.5" smil:decelerate="0.5" presentation:node-type="after-previous" presentation:preset-class="motion-path">
                  <anim:animateMotion smil:dur="5s" smil:fill="hold" smil:targetElement="id6" svg:path="M0.113714285714286 0.283047619047619c-0.0178571428571429 0.00238095238095237-0.036892980691265-0.00600023650790638-0.05325 0.00919047619047619-0.0175358378359811 0.0162854777795342-0.0381073866747837 0.0249041888798798-0.0566785714285714 0.038952380952381-0.0151073866858693 0.011427998412075-0.0475232805415612 0.0276563390792232-0.0326428571428571 0.0595238095238095 0.0128695809445058 0.0275611102852737 0.0361785714285714 0.0184285714285714 0.0549642857142857 0.0206190476190476h0.0171785714285714 0.0171785714285714l0.0120357142857143 0.00919047619047619"/>
                </anim:par>
              </anim:par>
              <anim:par smil:begin="15s">
                <anim:par smil:begin="0s" smil:fill="hold" smil:accelerate="0.5" smil:decelerate="0.5" presentation:node-type="after-previous" presentation:preset-class="motion-path">
                  <anim:animateMotion smil:dur="5s" smil:fill="hold" smil:targetElement="id6" svg:path="M0.0845357142857143 0.418238095238095c0.0173571428571429-0.00928571428571429 0.0329644275137946-0.0258184039037454 0.05325-0.0252380952380952 0.0180001441249116 0.00051492949611065 0.0316429452389055-0.0156109553364444 0.0515357142857143-0.016 0.0215000898785199-0.000420479180828048 0.0439579408775556 0.0113828054418316 0.0481071428571429 0.0366190476190476 0.00367222708835158 0.0223351894140835 0.00767857142857142 0.0463333333333334 0 0.0687619047619048l-0.01375 0.0229047619047619-0.01375 0.0206190476190475"/>
                </anim:par>
              </anim:par>
              <anim:par smil:begin="20s">
                <anim:par smil:begin="0s" smil:fill="hold" smil:accelerate="0.5" smil:decelerate="0.5" presentation:node-type="after-previous" presentation:preset-class="motion-path">
                  <anim:animateMotion smil:dur="5s" smil:fill="hold" smil:targetElement="id6" svg:path="M0.194464285714286 0.528190476190476c-0.0199285714285714-0.00557142857142856-0.0388524951354372 0.00425364914564186-0.0566785714285714 0.0137142857142857-0.0186025026119632 0.00987270073262359-0.0368212337308753 0.02475819073293-0.0567142857142857 0.022904761904762-0.0179283769994357-0.00167038073397319-0.039005925157513 0.0109092767326896-0.0515357142857143-0.0183333333333334-0.0106487832958042-0.0248526303524059-0.0349269557780672-0.0225787511985153-0.05325-0.0297619047619048-0.0252841000548466-0.00991208508838648-0.0362142857142857 0.0281428571428571-0.0498214285714286 0.0458095238095239l-0.00342857142857143 0.0229047619047619 0.00685714285714285 0.0183333333333334"/>
                </anim:par>
              </anim:par>
              <anim:par smil:begin="25s">
                <anim:par smil:begin="0s" smil:fill="hold" smil:accelerate="0.5" smil:decelerate="0.5" presentation:node-type="after-previous" presentation:preset-class="motion-path">
                  <anim:animateMotion smil:dur="5s" smil:fill="hold" smil:targetElement="id6" svg:path="M-0.0615 0.610619047619048c0.0176071428571429 0.0168095238095238 0.0389648103037814 0.0124817003073361 0.0583928571428571 0.00919047619047619 0.0370719538307028-0.00628020456803313 0.0158951969776671 0.0354718814825423 0.0360714285714286 0.054952380952381 0.0191809117943981 0.018519501042867 0.0395708576920572 0.0217918550339274 0.0601428571428571 0.0206190476190476 0.0203565805592633-0.00116052640768338 0.0308558372052044-0.0270572282347721 0.0515357142857143-0.0320476190476191 0.0183915541589209-0.00443818125955675 0.0330357592163781-0.024093823656179 0.0532857142857143-0.0252380952380952 0.0193571878446614-0.0010938236593917 0.0416785714285714 0.0185714285714285 0.0360714285714286 0.0458095238095237v0.0229523809523809l-0.0103214285714286 0.016"/>
                </anim:par>
              </anim:par>
              <anim:par smil:begin="30s">
                <anim:par smil:begin="0s" smil:fill="hold" smil:accelerate="0.5" smil:decelerate="0.5" presentation:node-type="after-previous" presentation:preset-class="motion-path">
                  <anim:animateMotion smil:dur="5s" smil:fill="hold" smil:targetElement="id6" svg:path="M0.215107142857143 0.722857142857143c-0.0172857142857143 0.0107142857142857-0.0346064672241889 0.00300264732296729-0.0532857142857143 0.0114761904761905-0.0193207531460245 0.00876455217902361-0.035178235047698 0.0245158486630075-0.0566785714285714 0.0229047619047619-0.0185353796955302-0.00138891337593616-0.0361086934885045 0.0125865848923484-0.055 0.00914285714285712-0.017680129133509-0.00322294020662928-0.036426643269678 0.000944993597499333-0.05325-0.0068571428571429-0.0201409306585609-0.00934072146483977-0.0367817269835503-0.035334423487399-0.0412142857142857-0.0641428571428571-0.00381744143237665-0.0248106150237004-0.0141042122761055-0.0568037036265435 0.00685714285714286-0.0755714285714286 0.0158957887776147-0.014232275998562 0.0334285714285714-0.0283333333333333 0.05325-0.0298095238095238h0.0171785714285714 0.0171785714285714l0.00174999999999999 0.00228571428571434"/>
                </anim:par>
              </anim:par>
              <anim:par smil:begin="35s">
                <anim:par smil:begin="0s" smil:fill="hold" smil:accelerate="0.5" smil:decelerate="0.5" presentation:node-type="after-previous" presentation:preset-class="motion-path">
                  <anim:animateMotion smil:dur="5s" smil:fill="hold" smil:targetElement="id6" svg:path="M0.0638928571428572 0.60147619047619c0.00689285714285715 0.0375714285714286 0.0322512621087138 0.0268535517380518 0.0515357142857143 0.0389047619047619 0.0172155482217383 0.0107583138919929 0.0350712246136349 0.0187152981437663 0.0532857142857143 0.0252380952380953 0.017821224645639 0.0063819648218939 0.0369635901733391 0.00675692952304074 0.0549642857142857 0.00228571428571422 0.0189993052122561-0.00471926114023868 0.0308644721619865-0.0352865217055915 0.0292142857142857-0.0618571428571428-0.00209981375161417-0.0338103344386887-0.0273915506027952-0.0463860743685053-0.0463928571428571-0.055-0.022070122754055-0.0100051223151716-0.0382502155747047-0.0311889308356583-0.0601428571428571-0.0366190476190475-0.017464501358128-0.00433178799566392-0.0356428571428572 0.00171428571428567-0.05325-0.00228571428571434l-0.0188928571428571-0.0023333333333333"/>
                </anim:par>
              </anim:par>
              <anim:par smil:begin="40s">
                <anim:par smil:begin="0s" smil:fill="hold" smil:accelerate="0.5" smil:decelerate="0.5" presentation:node-type="after-previous" presentation:preset-class="motion-path">
                  <anim:animateMotion smil:dur="5s" smil:fill="hold" smil:targetElement="id6" svg:path="M0.0638928571428572 0.500666666666667c-0.018 0.0179047619047619-0.0372894893389044 0.00311069623231452-0.0549642857142857-0.00457142857142862-0.017932354030242-0.00779406895329809-0.0350721727074944-0.0112413614758201-0.0515357142857143-0.00457142857142856-0.0178578873434607 0.00723482914226919-0.0402888579625841 0.0240531347746881-0.055 0.00914285714285717-0.0134317163238572-0.0136135331268874-0.0198244088638322-0.0447651522306339-0.00514285714285714-0.0687142857142857 0.0148898772517634-0.0242889624090762 0.03425-0.0406190476190476 0.05325-0.0572857142857143l0.0171785714285714-0.00228571428571434 0.0189285714285714-0.00914285714285712h0.0154285714285714"/>
                </anim:par>
              </anim:par>
              <anim:par smil:begin="45s">
                <anim:par smil:begin="0s" smil:fill="hold" smil:accelerate="0.5" smil:decelerate="0.5" presentation:node-type="after-previous" presentation:preset-class="motion-path">
                  <anim:animateMotion smil:dur="5s" smil:fill="hold" smil:targetElement="id6" svg:path="M0.0140714285714286 0.354047619047619c0.0170714285714286 0.0166190476190476 0.0380722857750369 0.00408966544174982 0.0567142857142857 0.00919047619047619 0.0238222866101484 0.00651823709882393 0.0327485679198685-0.025489261950231 0.0549642857142857-0.0298095238095238 0.0186771440848176-0.00363212001416535 0.0367510385216331-0.0073455058074316 0.055-0.00457142857142862 0.0187153287458744 0.00284497106861603 0.0346792345179707 0.0199006217804436 0.05325 0.0251904761904762 0.0128578065810422 0.00366252672308476 0.0414682323879032 0.00985645114078604 0.0377857142857143-0.0274761904761905-0.00271033912695434-0.0274768830672984-0.00421263099168639-0.0598142850078772-0.0223214285714286-0.071-0.0183554888340262-0.0113380949637537-0.0347521376320581-0.0229411681440133-0.055-0.0298095238095238-0.0182164270334939-0.00617926463284105-0.0358571428571428-0.00609523809523813-0.05325-0.0137142857142857h-0.01375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30.843cm" svg:height="29.6cm" svg:x="-2.043cm" svg:y="-2.2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7" draw:id="id7" draw:layer="layout" svg:width="6.88cm" svg:height="4.525cm" svg:x="8cm" svg:y="1.8cm">
          <draw:image xlink:href="Pictures/10000000000001C20000012872EFA1D49266557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smil:accelerate="0.5" smil:decelerate="0.5" presentation:node-type="with-previous" presentation:preset-class="motion-path">
                  <anim:animateMotion smil:dur="5s" smil:fill="hold" smil:targetElement="id7" svg:path="M-0.00482142857142857-0.0239047619047619c0.0120714285714286 0.026047619047619 0.0346762790679682 0.0474516242767049 0.0584285714285714 0.0435238095238095 0.0174262959556952-0.00288171184927948 0.0370727216900655 0.00857291733385509 0.0515357142857143-0.0137619047619048 0.0157870074869306-0.0243794637460511 0.0352134253032612-0.0471463698113324 0.0583928571428571-0.0572380952380952 0.0188205684945197-0.00819398900441673 0.0371430442755037-0.0168658435949638 0.0584285714285714-0.0160476190476191 0.0220716176689865 0.000848442194853957 0.0342142857142858 0.0289047619047619 0.0292142857142857 0.0526666666666667v0.00461904761904762"/>
                </anim:par>
              </anim:par>
              <anim:par smil:begin="5s">
                <anim:par smil:begin="0s" smil:fill="hold" smil:accelerate="0.5" smil:decelerate="0.5" presentation:node-type="after-previous" presentation:preset-class="motion-path">
                  <anim:animateMotion smil:dur="5s" smil:fill="hold" smil:targetElement="id7" svg:path="M0.252570384918809 0.00330132078175796c0.00542452830188678 0.0253731906195077 0.00715222802788479 0.051207263541105 0.00793833410032208 0.0776880963695473 0.00073540809816508 0.0247730167607239 0.0107860305351579 0.0570351112513117-0.0174974114127934 0.0687844131157928-0.0176927481061362 0.00734979281141832-0.0331451907928869 0.0215345309892828-0.0509045674183157 0.0310475587035068-0.0187569628402103 0.0100473969946725-0.0370455591348366 0.0214518793419474-0.0525253106304647 0.0399512419572612l-0.0127344109526001 0.0221900085236058-0.00317533364012883 0.0221900085236059"/>
                </anim:par>
              </anim:par>
              <anim:par smil:begin="10s">
                <anim:par smil:begin="0s" smil:fill="hold" smil:accelerate="0.5" smil:decelerate="0.5" presentation:node-type="after-previous" presentation:preset-class="motion-path">
                  <anim:animateMotion smil:dur="5s" smil:fill="hold" smil:targetElement="id7" svg:path="M0.113714285714286 0.283047619047619c-0.0178571428571429 0.00238095238095237-0.036892980691265-0.00600023650790638-0.05325 0.00919047619047619-0.0175358378359811 0.0162854777795342-0.0381073866747837 0.0249041888798798-0.0566785714285714 0.038952380952381-0.0151073866858693 0.011427998412075-0.0475232805415612 0.0276563390792232-0.0326428571428571 0.0595238095238095 0.0128695809445058 0.0275611102852737 0.0361785714285714 0.0184285714285714 0.0549642857142857 0.0206190476190476h0.0171785714285714 0.0171785714285714l0.0120357142857143 0.00919047619047619"/>
                </anim:par>
              </anim:par>
              <anim:par smil:begin="15s">
                <anim:par smil:begin="0s" smil:fill="hold" smil:accelerate="0.5" smil:decelerate="0.5" presentation:node-type="after-previous" presentation:preset-class="motion-path">
                  <anim:animateMotion smil:dur="5s" smil:fill="hold" smil:targetElement="id7" svg:path="M0.0845357142857143 0.418238095238095c0.0173571428571429-0.00928571428571429 0.0329644275137946-0.0258184039037454 0.05325-0.0252380952380952 0.0180001441249116 0.00051492949611065 0.0316429452389055-0.0156109553364444 0.0515357142857143-0.016 0.0215000898785199-0.000420479180828048 0.0439579408775556 0.0113828054418316 0.0481071428571429 0.0366190476190476 0.00367222708835158 0.0223351894140835 0.00767857142857142 0.0463333333333334 0 0.0687619047619048l-0.01375 0.0229047619047619-0.01375 0.0206190476190475"/>
                </anim:par>
              </anim:par>
              <anim:par smil:begin="20s">
                <anim:par smil:begin="0s" smil:fill="hold" smil:accelerate="0.5" smil:decelerate="0.5" presentation:node-type="after-previous" presentation:preset-class="motion-path">
                  <anim:animateMotion smil:dur="5s" smil:fill="hold" smil:targetElement="id7" svg:path="M0.194464285714286 0.528190476190476c-0.0199285714285714-0.00557142857142856-0.0388524951354372 0.00425364914564186-0.0566785714285714 0.0137142857142857-0.0186025026119632 0.00987270073262359-0.0368212337308753 0.02475819073293-0.0567142857142857 0.022904761904762-0.0179283769994357-0.00167038073397319-0.039005925157513 0.0109092767326896-0.0515357142857143-0.0183333333333334-0.0106487832958042-0.0248526303524059-0.0349269557780672-0.0225787511985153-0.05325-0.0297619047619048-0.0252841000548466-0.00991208508838648-0.0362142857142857 0.0281428571428571-0.0498214285714286 0.0458095238095239l-0.00342857142857143 0.0229047619047619 0.00685714285714285 0.0183333333333334"/>
                </anim:par>
              </anim:par>
              <anim:par smil:begin="25s">
                <anim:par smil:begin="0s" smil:fill="hold" smil:accelerate="0.5" smil:decelerate="0.5" presentation:node-type="after-previous" presentation:preset-class="motion-path">
                  <anim:animateMotion smil:dur="5s" smil:fill="hold" smil:targetElement="id7" svg:path="M-0.0615 0.610619047619048c0.0176071428571429 0.0168095238095238 0.0389648103037814 0.0124817003073361 0.0583928571428571 0.00919047619047619 0.0370719538307028-0.00628020456803313 0.0158951969776671 0.0354718814825423 0.0360714285714286 0.054952380952381 0.0191809117943981 0.018519501042867 0.0395708576920572 0.0217918550339274 0.0601428571428571 0.0206190476190476 0.0203565805592633-0.00116052640768338 0.0308558372052044-0.0270572282347721 0.0515357142857143-0.0320476190476191 0.0183915541589209-0.00443818125955675 0.0330357592163781-0.024093823656179 0.0532857142857143-0.0252380952380952 0.0193571878446614-0.0010938236593917 0.0416785714285714 0.0185714285714285 0.0360714285714286 0.0458095238095237v0.0229523809523809l-0.0103214285714286 0.016"/>
                </anim:par>
              </anim:par>
              <anim:par smil:begin="30s">
                <anim:par smil:begin="0s" smil:fill="hold" smil:accelerate="0.5" smil:decelerate="0.5" presentation:node-type="after-previous" presentation:preset-class="motion-path">
                  <anim:animateMotion smil:dur="5s" smil:fill="hold" smil:targetElement="id7" svg:path="M0.215107142857143 0.722857142857143c-0.0172857142857143 0.0107142857142857-0.0346064672241889 0.00300264732296729-0.0532857142857143 0.0114761904761905-0.0193207531460245 0.00876455217902361-0.035178235047698 0.0245158486630075-0.0566785714285714 0.0229047619047619-0.0185353796955302-0.00138891337593616-0.0361086934885045 0.0125865848923484-0.055 0.00914285714285712-0.017680129133509-0.00322294020662928-0.036426643269678 0.000944993597499333-0.05325-0.0068571428571429-0.0201409306585609-0.00934072146483977-0.0367817269835503-0.035334423487399-0.0412142857142857-0.0641428571428571-0.00381744143237665-0.0248106150237004-0.0141042122761055-0.0568037036265435 0.00685714285714286-0.0755714285714286 0.0158957887776147-0.014232275998562 0.0334285714285714-0.0283333333333333 0.05325-0.0298095238095238h0.0171785714285714 0.0171785714285714l0.00174999999999999 0.00228571428571434"/>
                </anim:par>
              </anim:par>
              <anim:par smil:begin="35s">
                <anim:par smil:begin="0s" smil:fill="hold" smil:accelerate="0.5" smil:decelerate="0.5" presentation:node-type="after-previous" presentation:preset-class="motion-path">
                  <anim:animateMotion smil:dur="5s" smil:fill="hold" smil:targetElement="id7" svg:path="M0.0638928571428572 0.60147619047619c0.00689285714285715 0.0375714285714286 0.0322512621087138 0.0268535517380518 0.0515357142857143 0.0389047619047619 0.0172155482217383 0.0107583138919929 0.0350712246136349 0.0187152981437663 0.0532857142857143 0.0252380952380953 0.017821224645639 0.0063819648218939 0.0369635901733391 0.00675692952304074 0.0549642857142857 0.00228571428571422 0.0189993052122561-0.00471926114023868 0.0308644721619865-0.0352865217055915 0.0292142857142857-0.0618571428571428-0.00209981375161417-0.0338103344386887-0.0273915506027952-0.0463860743685053-0.0463928571428571-0.055-0.022070122754055-0.0100051223151716-0.0382502155747047-0.0311889308356583-0.0601428571428571-0.0366190476190475-0.017464501358128-0.00433178799566392-0.0356428571428572 0.00171428571428567-0.05325-0.00228571428571434l-0.0188928571428571-0.0023333333333333"/>
                </anim:par>
              </anim:par>
              <anim:par smil:begin="40s">
                <anim:par smil:begin="0s" smil:fill="hold" smil:accelerate="0.5" smil:decelerate="0.5" presentation:node-type="after-previous" presentation:preset-class="motion-path">
                  <anim:animateMotion smil:dur="5s" smil:fill="hold" smil:targetElement="id7" svg:path="M0.0638928571428572 0.500666666666667c-0.018 0.0179047619047619-0.0372894893389044 0.00311069623231452-0.0549642857142857-0.00457142857142862-0.017932354030242-0.00779406895329809-0.0350721727074944-0.0112413614758201-0.0515357142857143-0.00457142857142856-0.0178578873434607 0.00723482914226919-0.0402888579625841 0.0240531347746881-0.055 0.00914285714285717-0.0134317163238572-0.0136135331268874-0.0198244088638322-0.0447651522306339-0.00514285714285714-0.0687142857142857 0.0148898772517634-0.0242889624090762 0.03425-0.0406190476190476 0.05325-0.0572857142857143l0.0171785714285714-0.00228571428571434 0.0189285714285714-0.00914285714285712h0.0154285714285714"/>
                </anim:par>
              </anim:par>
              <anim:par smil:begin="45s">
                <anim:par smil:begin="0s" smil:fill="hold" smil:accelerate="0.5" smil:decelerate="0.5" presentation:node-type="after-previous" presentation:preset-class="motion-path">
                  <anim:animateMotion smil:dur="5s" smil:fill="hold" smil:targetElement="id7" svg:path="M0.0140714285714286 0.354047619047619c0.0170714285714286 0.0166190476190476 0.0380722857750369 0.00408966544174982 0.0567142857142857 0.00919047619047619 0.0238222866101484 0.00651823709882393 0.0327485679198685-0.025489261950231 0.0549642857142857-0.0298095238095238 0.0186771440848176-0.00363212001416535 0.0367510385216331-0.0073455058074316 0.055-0.00457142857142862 0.0187153287458744 0.00284497106861603 0.0346792345179707 0.0199006217804436 0.05325 0.0251904761904762 0.0128578065810422 0.00366252672308476 0.0414682323879032 0.00985645114078604 0.0377857142857143-0.0274761904761905-0.00271033912695434-0.0274768830672984-0.00421263099168639-0.0598142850078772-0.0223214285714286-0.071-0.0183554888340262-0.0113380949637537-0.0347521376320581-0.0229411681440133-0.055-0.0298095238095238-0.0182164270334939-0.00617926463284105-0.0358571428571428-0.00609523809523813-0.05325-0.0137142857142857h-0.01375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30.843cm" svg:height="29.6cm" svg:x="-2.043cm" svg:y="-2.2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8" draw:id="id8" draw:layer="layout" svg:width="6.88cm" svg:height="4.525cm" svg:x="8cm" svg:y="1.8cm">
          <draw:image xlink:href="Pictures/10000000000001C20000012872EFA1D49266557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smil:accelerate="0.5" smil:decelerate="0.5" presentation:node-type="with-previous" presentation:preset-class="motion-path">
                  <anim:animateMotion smil:dur="5s" smil:fill="hold" smil:targetElement="id8" svg:path="M-0.00482142857142857-0.0239047619047619c0.0120714285714286 0.026047619047619 0.0346762790679682 0.0474516242767049 0.0584285714285714 0.0435238095238095 0.0174262959556952-0.00288171184927948 0.0370727216900655 0.00857291733385509 0.0515357142857143-0.0137619047619048 0.0157870074869306-0.0243794637460511 0.0352134253032612-0.0471463698113324 0.0583928571428571-0.0572380952380952 0.0188205684945197-0.00819398900441673 0.0371430442755037-0.0168658435949638 0.0584285714285714-0.0160476190476191 0.0220716176689865 0.000848442194853957 0.0342142857142858 0.0289047619047619 0.0292142857142857 0.0526666666666667v0.00461904761904762"/>
                </anim:par>
              </anim:par>
              <anim:par smil:begin="5s">
                <anim:par smil:begin="0s" smil:fill="hold" smil:accelerate="0.5" smil:decelerate="0.5" presentation:node-type="after-previous" presentation:preset-class="motion-path">
                  <anim:animateMotion smil:dur="5s" smil:fill="hold" smil:targetElement="id8" svg:path="M0.252570384918809 0.00330132078175796c0.00542452830188678 0.0253731906195077 0.00715222802788479 0.051207263541105 0.00793833410032208 0.0776880963695473 0.00073540809816508 0.0247730167607239 0.0107860305351579 0.0570351112513117-0.0174974114127934 0.0687844131157928-0.0176927481061362 0.00734979281141832-0.0331451907928869 0.0215345309892828-0.0509045674183157 0.0310475587035068-0.0187569628402103 0.0100473969946725-0.0370455591348366 0.0214518793419474-0.0525253106304647 0.0399512419572612l-0.0127344109526001 0.0221900085236058-0.00317533364012883 0.0221900085236059"/>
                </anim:par>
              </anim:par>
              <anim:par smil:begin="10s">
                <anim:par smil:begin="0s" smil:fill="hold" smil:accelerate="0.5" smil:decelerate="0.5" presentation:node-type="after-previous" presentation:preset-class="motion-path">
                  <anim:animateMotion smil:dur="5s" smil:fill="hold" smil:targetElement="id8" svg:path="M0.113714285714286 0.283047619047619c-0.0178571428571429 0.00238095238095237-0.036892980691265-0.00600023650790638-0.05325 0.00919047619047619-0.0175358378359811 0.0162854777795342-0.0381073866747837 0.0249041888798798-0.0566785714285714 0.038952380952381-0.0151073866858693 0.011427998412075-0.0475232805415612 0.0276563390792232-0.0326428571428571 0.0595238095238095 0.0128695809445058 0.0275611102852737 0.0361785714285714 0.0184285714285714 0.0549642857142857 0.0206190476190476h0.0171785714285714 0.0171785714285714l0.0120357142857143 0.00919047619047619"/>
                </anim:par>
              </anim:par>
              <anim:par smil:begin="15s">
                <anim:par smil:begin="0s" smil:fill="hold" smil:accelerate="0.5" smil:decelerate="0.5" presentation:node-type="after-previous" presentation:preset-class="motion-path">
                  <anim:animateMotion smil:dur="5s" smil:fill="hold" smil:targetElement="id8" svg:path="M0.0845357142857143 0.418238095238095c0.0173571428571429-0.00928571428571429 0.0329644275137946-0.0258184039037454 0.05325-0.0252380952380952 0.0180001441249116 0.00051492949611065 0.0316429452389055-0.0156109553364444 0.0515357142857143-0.016 0.0215000898785199-0.000420479180828048 0.0439579408775556 0.0113828054418316 0.0481071428571429 0.0366190476190476 0.00367222708835158 0.0223351894140835 0.00767857142857142 0.0463333333333334 0 0.0687619047619048l-0.01375 0.0229047619047619-0.01375 0.0206190476190475"/>
                </anim:par>
              </anim:par>
              <anim:par smil:begin="20s">
                <anim:par smil:begin="0s" smil:fill="hold" smil:accelerate="0.5" smil:decelerate="0.5" presentation:node-type="after-previous" presentation:preset-class="motion-path">
                  <anim:animateMotion smil:dur="5s" smil:fill="hold" smil:targetElement="id8" svg:path="M0.194464285714286 0.528190476190476c-0.0199285714285714-0.00557142857142856-0.0388524951354372 0.00425364914564186-0.0566785714285714 0.0137142857142857-0.0186025026119632 0.00987270073262359-0.0368212337308753 0.02475819073293-0.0567142857142857 0.022904761904762-0.0179283769994357-0.00167038073397319-0.039005925157513 0.0109092767326896-0.0515357142857143-0.0183333333333334-0.0106487832958042-0.0248526303524059-0.0349269557780672-0.0225787511985153-0.05325-0.0297619047619048-0.0252841000548466-0.00991208508838648-0.0362142857142857 0.0281428571428571-0.0498214285714286 0.0458095238095239l-0.00342857142857143 0.0229047619047619 0.00685714285714285 0.0183333333333334"/>
                </anim:par>
              </anim:par>
              <anim:par smil:begin="25s">
                <anim:par smil:begin="0s" smil:fill="hold" smil:accelerate="0.5" smil:decelerate="0.5" presentation:node-type="after-previous" presentation:preset-class="motion-path">
                  <anim:animateMotion smil:dur="5s" smil:fill="hold" smil:targetElement="id8" svg:path="M-0.0615 0.610619047619048c0.0176071428571429 0.0168095238095238 0.0389648103037814 0.0124817003073361 0.0583928571428571 0.00919047619047619 0.0370719538307028-0.00628020456803313 0.0158951969776671 0.0354718814825423 0.0360714285714286 0.054952380952381 0.0191809117943981 0.018519501042867 0.0395708576920572 0.0217918550339274 0.0601428571428571 0.0206190476190476 0.0203565805592633-0.00116052640768338 0.0308558372052044-0.0270572282347721 0.0515357142857143-0.0320476190476191 0.0183915541589209-0.00443818125955675 0.0330357592163781-0.024093823656179 0.0532857142857143-0.0252380952380952 0.0193571878446614-0.0010938236593917 0.0416785714285714 0.0185714285714285 0.0360714285714286 0.0458095238095237v0.0229523809523809l-0.0103214285714286 0.016"/>
                </anim:par>
              </anim:par>
              <anim:par smil:begin="30s">
                <anim:par smil:begin="0s" smil:fill="hold" smil:accelerate="0.5" smil:decelerate="0.5" presentation:node-type="after-previous" presentation:preset-class="motion-path">
                  <anim:animateMotion smil:dur="5s" smil:fill="hold" smil:targetElement="id8" svg:path="M0.215107142857143 0.722857142857143c-0.0172857142857143 0.0107142857142857-0.0346064672241889 0.00300264732296729-0.0532857142857143 0.0114761904761905-0.0193207531460245 0.00876455217902361-0.035178235047698 0.0245158486630075-0.0566785714285714 0.0229047619047619-0.0185353796955302-0.00138891337593616-0.0361086934885045 0.0125865848923484-0.055 0.00914285714285712-0.017680129133509-0.00322294020662928-0.036426643269678 0.000944993597499333-0.05325-0.0068571428571429-0.0201409306585609-0.00934072146483977-0.0367817269835503-0.035334423487399-0.0412142857142857-0.0641428571428571-0.00381744143237665-0.0248106150237004-0.0141042122761055-0.0568037036265435 0.00685714285714286-0.0755714285714286 0.0158957887776147-0.014232275998562 0.0334285714285714-0.0283333333333333 0.05325-0.0298095238095238h0.0171785714285714 0.0171785714285714l0.00174999999999999 0.00228571428571434"/>
                </anim:par>
              </anim:par>
              <anim:par smil:begin="35s">
                <anim:par smil:begin="0s" smil:fill="hold" smil:accelerate="0.5" smil:decelerate="0.5" presentation:node-type="after-previous" presentation:preset-class="motion-path">
                  <anim:animateMotion smil:dur="5s" smil:fill="hold" smil:targetElement="id8" svg:path="M0.0638928571428572 0.60147619047619c0.00689285714285715 0.0375714285714286 0.0322512621087138 0.0268535517380518 0.0515357142857143 0.0389047619047619 0.0172155482217383 0.0107583138919929 0.0350712246136349 0.0187152981437663 0.0532857142857143 0.0252380952380953 0.017821224645639 0.0063819648218939 0.0369635901733391 0.00675692952304074 0.0549642857142857 0.00228571428571422 0.0189993052122561-0.00471926114023868 0.0308644721619865-0.0352865217055915 0.0292142857142857-0.0618571428571428-0.00209981375161417-0.0338103344386887-0.0273915506027952-0.0463860743685053-0.0463928571428571-0.055-0.022070122754055-0.0100051223151716-0.0382502155747047-0.0311889308356583-0.0601428571428571-0.0366190476190475-0.017464501358128-0.00433178799566392-0.0356428571428572 0.00171428571428567-0.05325-0.00228571428571434l-0.0188928571428571-0.0023333333333333"/>
                </anim:par>
              </anim:par>
              <anim:par smil:begin="40s">
                <anim:par smil:begin="0s" smil:fill="hold" smil:accelerate="0.5" smil:decelerate="0.5" presentation:node-type="after-previous" presentation:preset-class="motion-path">
                  <anim:animateMotion smil:dur="5s" smil:fill="hold" smil:targetElement="id8" svg:path="M0.0638928571428572 0.500666666666667c-0.018 0.0179047619047619-0.0372894893389044 0.00311069623231452-0.0549642857142857-0.00457142857142862-0.017932354030242-0.00779406895329809-0.0350721727074944-0.0112413614758201-0.0515357142857143-0.00457142857142856-0.0178578873434607 0.00723482914226919-0.0402888579625841 0.0240531347746881-0.055 0.00914285714285717-0.0134317163238572-0.0136135331268874-0.0198244088638322-0.0447651522306339-0.00514285714285714-0.0687142857142857 0.0148898772517634-0.0242889624090762 0.03425-0.0406190476190476 0.05325-0.0572857142857143l0.0171785714285714-0.00228571428571434 0.0189285714285714-0.00914285714285712h0.0154285714285714"/>
                </anim:par>
              </anim:par>
              <anim:par smil:begin="45s">
                <anim:par smil:begin="0s" smil:fill="hold" smil:accelerate="0.5" smil:decelerate="0.5" presentation:node-type="after-previous" presentation:preset-class="motion-path">
                  <anim:animateMotion smil:dur="5s" smil:fill="hold" smil:targetElement="id8" svg:path="M0.0140714285714286 0.354047619047619c0.0170714285714286 0.0166190476190476 0.0380722857750369 0.00408966544174982 0.0567142857142857 0.00919047619047619 0.0238222866101484 0.00651823709882393 0.0327485679198685-0.025489261950231 0.0549642857142857-0.0298095238095238 0.0186771440848176-0.00363212001416535 0.0367510385216331-0.0073455058074316 0.055-0.00457142857142862 0.0187153287458744 0.00284497106861603 0.0346792345179707 0.0199006217804436 0.05325 0.0251904761904762 0.0128578065810422 0.00366252672308476 0.0414682323879032 0.00985645114078604 0.0377857142857143-0.0274761904761905-0.00271033912695434-0.0274768830672984-0.00421263099168639-0.0598142850078772-0.0223214285714286-0.071-0.0183554888340262-0.0113380949637537-0.0347521376320581-0.0229411681440133-0.055-0.0298095238095238-0.0182164270334939-0.00617926463284105-0.0358571428571428-0.00609523809523813-0.05325-0.0137142857142857h-0.01375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30.843cm" svg:height="29.6cm" svg:x="-2.043cm" svg:y="-2.2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9" draw:id="id9" draw:layer="layout" svg:width="6.88cm" svg:height="4.525cm" svg:x="8cm" svg:y="1.8cm">
          <draw:image xlink:href="Pictures/10000000000001C20000012872EFA1D49266557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smil:accelerate="0.5" smil:decelerate="0.5" presentation:node-type="with-previous" presentation:preset-class="motion-path">
                  <anim:animateMotion smil:dur="5s" smil:fill="hold" smil:targetElement="id9" svg:path="M-0.00482142857142857-0.0239047619047619c0.0120714285714286 0.026047619047619 0.0346762790679682 0.0474516242767049 0.0584285714285714 0.0435238095238095 0.0174262959556952-0.00288171184927948 0.0370727216900655 0.00857291733385509 0.0515357142857143-0.0137619047619048 0.0157870074869306-0.0243794637460511 0.0352134253032612-0.0471463698113324 0.0583928571428571-0.0572380952380952 0.0188205684945197-0.00819398900441673 0.0371430442755037-0.0168658435949638 0.0584285714285714-0.0160476190476191 0.0220716176689865 0.000848442194853957 0.0342142857142858 0.0289047619047619 0.0292142857142857 0.0526666666666667v0.00461904761904762"/>
                </anim:par>
              </anim:par>
              <anim:par smil:begin="5s">
                <anim:par smil:begin="0s" smil:fill="hold" smil:accelerate="0.5" smil:decelerate="0.5" presentation:node-type="after-previous" presentation:preset-class="motion-path">
                  <anim:animateMotion smil:dur="5s" smil:fill="hold" smil:targetElement="id9" svg:path="M0.252570384918809 0.00330132078175796c0.00542452830188678 0.0253731906195077 0.00715222802788479 0.051207263541105 0.00793833410032208 0.0776880963695473 0.00073540809816508 0.0247730167607239 0.0107860305351579 0.0570351112513117-0.0174974114127934 0.0687844131157928-0.0176927481061362 0.00734979281141832-0.0331451907928869 0.0215345309892828-0.0509045674183157 0.0310475587035068-0.0187569628402103 0.0100473969946725-0.0370455591348366 0.0214518793419474-0.0525253106304647 0.0399512419572612l-0.0127344109526001 0.0221900085236058-0.00317533364012883 0.0221900085236059"/>
                </anim:par>
              </anim:par>
              <anim:par smil:begin="10s">
                <anim:par smil:begin="0s" smil:fill="hold" smil:accelerate="0.5" smil:decelerate="0.5" presentation:node-type="after-previous" presentation:preset-class="motion-path">
                  <anim:animateMotion smil:dur="5s" smil:fill="hold" smil:targetElement="id9" svg:path="M0.113714285714286 0.283047619047619c-0.0178571428571429 0.00238095238095237-0.036892980691265-0.00600023650790638-0.05325 0.00919047619047619-0.0175358378359811 0.0162854777795342-0.0381073866747837 0.0249041888798798-0.0566785714285714 0.038952380952381-0.0151073866858693 0.011427998412075-0.0475232805415612 0.0276563390792232-0.0326428571428571 0.0595238095238095 0.0128695809445058 0.0275611102852737 0.0361785714285714 0.0184285714285714 0.0549642857142857 0.0206190476190476h0.0171785714285714 0.0171785714285714l0.0120357142857143 0.00919047619047619"/>
                </anim:par>
              </anim:par>
              <anim:par smil:begin="15s">
                <anim:par smil:begin="0s" smil:fill="hold" smil:accelerate="0.5" smil:decelerate="0.5" presentation:node-type="after-previous" presentation:preset-class="motion-path">
                  <anim:animateMotion smil:dur="5s" smil:fill="hold" smil:targetElement="id9" svg:path="M0.0845357142857143 0.418238095238095c0.0173571428571429-0.00928571428571429 0.0329644275137946-0.0258184039037454 0.05325-0.0252380952380952 0.0180001441249116 0.00051492949611065 0.0316429452389055-0.0156109553364444 0.0515357142857143-0.016 0.0215000898785199-0.000420479180828048 0.0439579408775556 0.0113828054418316 0.0481071428571429 0.0366190476190476 0.00367222708835158 0.0223351894140835 0.00767857142857142 0.0463333333333334 0 0.0687619047619048l-0.01375 0.0229047619047619-0.01375 0.0206190476190475"/>
                </anim:par>
              </anim:par>
              <anim:par smil:begin="20s">
                <anim:par smil:begin="0s" smil:fill="hold" smil:accelerate="0.5" smil:decelerate="0.5" presentation:node-type="after-previous" presentation:preset-class="motion-path">
                  <anim:animateMotion smil:dur="5s" smil:fill="hold" smil:targetElement="id9" svg:path="M0.194464285714286 0.528190476190476c-0.0199285714285714-0.00557142857142856-0.0388524951354372 0.00425364914564186-0.0566785714285714 0.0137142857142857-0.0186025026119632 0.00987270073262359-0.0368212337308753 0.02475819073293-0.0567142857142857 0.022904761904762-0.0179283769994357-0.00167038073397319-0.039005925157513 0.0109092767326896-0.0515357142857143-0.0183333333333334-0.0106487832958042-0.0248526303524059-0.0349269557780672-0.0225787511985153-0.05325-0.0297619047619048-0.0252841000548466-0.00991208508838648-0.0362142857142857 0.0281428571428571-0.0498214285714286 0.0458095238095239l-0.00342857142857143 0.0229047619047619 0.00685714285714285 0.0183333333333334"/>
                </anim:par>
              </anim:par>
              <anim:par smil:begin="25s">
                <anim:par smil:begin="0s" smil:fill="hold" smil:accelerate="0.5" smil:decelerate="0.5" presentation:node-type="after-previous" presentation:preset-class="motion-path">
                  <anim:animateMotion smil:dur="5s" smil:fill="hold" smil:targetElement="id9" svg:path="M-0.0615 0.610619047619048c0.0176071428571429 0.0168095238095238 0.0389648103037814 0.0124817003073361 0.0583928571428571 0.00919047619047619 0.0370719538307028-0.00628020456803313 0.0158951969776671 0.0354718814825423 0.0360714285714286 0.054952380952381 0.0191809117943981 0.018519501042867 0.0395708576920572 0.0217918550339274 0.0601428571428571 0.0206190476190476 0.0203565805592633-0.00116052640768338 0.0308558372052044-0.0270572282347721 0.0515357142857143-0.0320476190476191 0.0183915541589209-0.00443818125955675 0.0330357592163781-0.024093823656179 0.0532857142857143-0.0252380952380952 0.0193571878446614-0.0010938236593917 0.0416785714285714 0.0185714285714285 0.0360714285714286 0.0458095238095237v0.0229523809523809l-0.0103214285714286 0.016"/>
                </anim:par>
              </anim:par>
              <anim:par smil:begin="30s">
                <anim:par smil:begin="0s" smil:fill="hold" smil:accelerate="0.5" smil:decelerate="0.5" presentation:node-type="after-previous" presentation:preset-class="motion-path">
                  <anim:animateMotion smil:dur="5s" smil:fill="hold" smil:targetElement="id9" svg:path="M0.215107142857143 0.722857142857143c-0.0172857142857143 0.0107142857142857-0.0346064672241889 0.00300264732296729-0.0532857142857143 0.0114761904761905-0.0193207531460245 0.00876455217902361-0.035178235047698 0.0245158486630075-0.0566785714285714 0.0229047619047619-0.0185353796955302-0.00138891337593616-0.0361086934885045 0.0125865848923484-0.055 0.00914285714285712-0.017680129133509-0.00322294020662928-0.036426643269678 0.000944993597499333-0.05325-0.0068571428571429-0.0201409306585609-0.00934072146483977-0.0367817269835503-0.035334423487399-0.0412142857142857-0.0641428571428571-0.00381744143237665-0.0248106150237004-0.0141042122761055-0.0568037036265435 0.00685714285714286-0.0755714285714286 0.0158957887776147-0.014232275998562 0.0334285714285714-0.0283333333333333 0.05325-0.0298095238095238h0.0171785714285714 0.0171785714285714l0.00174999999999999 0.00228571428571434"/>
                </anim:par>
              </anim:par>
              <anim:par smil:begin="35s">
                <anim:par smil:begin="0s" smil:fill="hold" smil:accelerate="0.5" smil:decelerate="0.5" presentation:node-type="after-previous" presentation:preset-class="motion-path">
                  <anim:animateMotion smil:dur="5s" smil:fill="hold" smil:targetElement="id9" svg:path="M0.0638928571428572 0.60147619047619c0.00689285714285715 0.0375714285714286 0.0322512621087138 0.0268535517380518 0.0515357142857143 0.0389047619047619 0.0172155482217383 0.0107583138919929 0.0350712246136349 0.0187152981437663 0.0532857142857143 0.0252380952380953 0.017821224645639 0.0063819648218939 0.0369635901733391 0.00675692952304074 0.0549642857142857 0.00228571428571422 0.0189993052122561-0.00471926114023868 0.0308644721619865-0.0352865217055915 0.0292142857142857-0.0618571428571428-0.00209981375161417-0.0338103344386887-0.0273915506027952-0.0463860743685053-0.0463928571428571-0.055-0.022070122754055-0.0100051223151716-0.0382502155747047-0.0311889308356583-0.0601428571428571-0.0366190476190475-0.017464501358128-0.00433178799566392-0.0356428571428572 0.00171428571428567-0.05325-0.00228571428571434l-0.0188928571428571-0.0023333333333333"/>
                </anim:par>
              </anim:par>
              <anim:par smil:begin="40s">
                <anim:par smil:begin="0s" smil:fill="hold" smil:accelerate="0.5" smil:decelerate="0.5" presentation:node-type="after-previous" presentation:preset-class="motion-path">
                  <anim:animateMotion smil:dur="5s" smil:fill="hold" smil:targetElement="id9" svg:path="M0.0638928571428572 0.500666666666667c-0.018 0.0179047619047619-0.0372894893389044 0.00311069623231452-0.0549642857142857-0.00457142857142862-0.017932354030242-0.00779406895329809-0.0350721727074944-0.0112413614758201-0.0515357142857143-0.00457142857142856-0.0178578873434607 0.00723482914226919-0.0402888579625841 0.0240531347746881-0.055 0.00914285714285717-0.0134317163238572-0.0136135331268874-0.0198244088638322-0.0447651522306339-0.00514285714285714-0.0687142857142857 0.0148898772517634-0.0242889624090762 0.03425-0.0406190476190476 0.05325-0.0572857142857143l0.0171785714285714-0.00228571428571434 0.0189285714285714-0.00914285714285712h0.0154285714285714"/>
                </anim:par>
              </anim:par>
              <anim:par smil:begin="45s">
                <anim:par smil:begin="0s" smil:fill="hold" smil:accelerate="0.5" smil:decelerate="0.5" presentation:node-type="after-previous" presentation:preset-class="motion-path">
                  <anim:animateMotion smil:dur="5s" smil:fill="hold" smil:targetElement="id9" svg:path="M0.0140714285714286 0.354047619047619c0.0170714285714286 0.0166190476190476 0.0380722857750369 0.00408966544174982 0.0567142857142857 0.00919047619047619 0.0238222866101484 0.00651823709882393 0.0327485679198685-0.025489261950231 0.0549642857142857-0.0298095238095238 0.0186771440848176-0.00363212001416535 0.0367510385216331-0.0073455058074316 0.055-0.00457142857142862 0.0187153287458744 0.00284497106861603 0.0346792345179707 0.0199006217804436 0.05325 0.0251904761904762 0.0128578065810422 0.00366252672308476 0.0414682323879032 0.00985645114078604 0.0377857142857143-0.0274761904761905-0.00271033912695434-0.0274768830672984-0.00421263099168639-0.0598142850078772-0.0223214285714286-0.071-0.0183554888340262-0.0113380949637537-0.0347521376320581-0.0229411681440133-0.055-0.0298095238095238-0.0182164270334939-0.00617926463284105-0.0358571428571428-0.00609523809523813-0.05325-0.0137142857142857h-0.01375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30.843cm" svg:height="29.6cm" svg:x="-2.043cm" svg:y="-2.2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0" draw:id="id10" draw:layer="layout" svg:width="6.88cm" svg:height="4.525cm" svg:x="8cm" svg:y="1.8cm">
          <draw:image xlink:href="Pictures/10000000000001C20000012872EFA1D49266557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smil:accelerate="0.5" smil:decelerate="0.5" presentation:node-type="with-previous" presentation:preset-class="motion-path">
                  <anim:animateMotion smil:dur="5s" smil:fill="hold" smil:targetElement="id10" svg:path="M-0.00482142857142857-0.0239047619047619c0.0120714285714286 0.026047619047619 0.0346762790679682 0.0474516242767049 0.0584285714285714 0.0435238095238095 0.0174262959556952-0.00288171184927948 0.0370727216900655 0.00857291733385509 0.0515357142857143-0.0137619047619048 0.0157870074869306-0.0243794637460511 0.0352134253032612-0.0471463698113324 0.0583928571428571-0.0572380952380952 0.0188205684945197-0.00819398900441673 0.0371430442755037-0.0168658435949638 0.0584285714285714-0.0160476190476191 0.0220716176689865 0.000848442194853957 0.0342142857142858 0.0289047619047619 0.0292142857142857 0.0526666666666667v0.00461904761904762"/>
                </anim:par>
              </anim:par>
              <anim:par smil:begin="5s">
                <anim:par smil:begin="0s" smil:fill="hold" smil:accelerate="0.5" smil:decelerate="0.5" presentation:node-type="after-previous" presentation:preset-class="motion-path">
                  <anim:animateMotion smil:dur="5s" smil:fill="hold" smil:targetElement="id10" svg:path="M0.252570384918809 0.00330132078175796c0.00542452830188678 0.0253731906195077 0.00715222802788479 0.051207263541105 0.00793833410032208 0.0776880963695473 0.00073540809816508 0.0247730167607239 0.0107860305351579 0.0570351112513117-0.0174974114127934 0.0687844131157928-0.0176927481061362 0.00734979281141832-0.0331451907928869 0.0215345309892828-0.0509045674183157 0.0310475587035068-0.0187569628402103 0.0100473969946725-0.0370455591348366 0.0214518793419474-0.0525253106304647 0.0399512419572612l-0.0127344109526001 0.0221900085236058-0.00317533364012883 0.0221900085236059"/>
                </anim:par>
              </anim:par>
              <anim:par smil:begin="10s">
                <anim:par smil:begin="0s" smil:fill="hold" smil:accelerate="0.5" smil:decelerate="0.5" presentation:node-type="after-previous" presentation:preset-class="motion-path">
                  <anim:animateMotion smil:dur="5s" smil:fill="hold" smil:targetElement="id10" svg:path="M0.113714285714286 0.283047619047619c-0.0178571428571429 0.00238095238095237-0.036892980691265-0.00600023650790638-0.05325 0.00919047619047619-0.0175358378359811 0.0162854777795342-0.0381073866747837 0.0249041888798798-0.0566785714285714 0.038952380952381-0.0151073866858693 0.011427998412075-0.0475232805415612 0.0276563390792232-0.0326428571428571 0.0595238095238095 0.0128695809445058 0.0275611102852737 0.0361785714285714 0.0184285714285714 0.0549642857142857 0.0206190476190476h0.0171785714285714 0.0171785714285714l0.0120357142857143 0.00919047619047619"/>
                </anim:par>
              </anim:par>
              <anim:par smil:begin="15s">
                <anim:par smil:begin="0s" smil:fill="hold" smil:accelerate="0.5" smil:decelerate="0.5" presentation:node-type="after-previous" presentation:preset-class="motion-path">
                  <anim:animateMotion smil:dur="5s" smil:fill="hold" smil:targetElement="id10" svg:path="M0.0845357142857143 0.418238095238095c0.0173571428571429-0.00928571428571429 0.0329644275137946-0.0258184039037454 0.05325-0.0252380952380952 0.0180001441249116 0.00051492949611065 0.0316429452389055-0.0156109553364444 0.0515357142857143-0.016 0.0215000898785199-0.000420479180828048 0.0439579408775556 0.0113828054418316 0.0481071428571429 0.0366190476190476 0.00367222708835158 0.0223351894140835 0.00767857142857142 0.0463333333333334 0 0.0687619047619048l-0.01375 0.0229047619047619-0.01375 0.0206190476190475"/>
                </anim:par>
              </anim:par>
              <anim:par smil:begin="20s">
                <anim:par smil:begin="0s" smil:fill="hold" smil:accelerate="0.5" smil:decelerate="0.5" presentation:node-type="after-previous" presentation:preset-class="motion-path">
                  <anim:animateMotion smil:dur="5s" smil:fill="hold" smil:targetElement="id10" svg:path="M0.194464285714286 0.528190476190476c-0.0199285714285714-0.00557142857142856-0.0388524951354372 0.00425364914564186-0.0566785714285714 0.0137142857142857-0.0186025026119632 0.00987270073262359-0.0368212337308753 0.02475819073293-0.0567142857142857 0.022904761904762-0.0179283769994357-0.00167038073397319-0.039005925157513 0.0109092767326896-0.0515357142857143-0.0183333333333334-0.0106487832958042-0.0248526303524059-0.0349269557780672-0.0225787511985153-0.05325-0.0297619047619048-0.0252841000548466-0.00991208508838648-0.0362142857142857 0.0281428571428571-0.0498214285714286 0.0458095238095239l-0.00342857142857143 0.0229047619047619 0.00685714285714285 0.0183333333333334"/>
                </anim:par>
              </anim:par>
              <anim:par smil:begin="25s">
                <anim:par smil:begin="0s" smil:fill="hold" smil:accelerate="0.5" smil:decelerate="0.5" presentation:node-type="after-previous" presentation:preset-class="motion-path">
                  <anim:animateMotion smil:dur="5s" smil:fill="hold" smil:targetElement="id10" svg:path="M-0.0615 0.610619047619048c0.0176071428571429 0.0168095238095238 0.0389648103037814 0.0124817003073361 0.0583928571428571 0.00919047619047619 0.0370719538307028-0.00628020456803313 0.0158951969776671 0.0354718814825423 0.0360714285714286 0.054952380952381 0.0191809117943981 0.018519501042867 0.0395708576920572 0.0217918550339274 0.0601428571428571 0.0206190476190476 0.0203565805592633-0.00116052640768338 0.0308558372052044-0.0270572282347721 0.0515357142857143-0.0320476190476191 0.0183915541589209-0.00443818125955675 0.0330357592163781-0.024093823656179 0.0532857142857143-0.0252380952380952 0.0193571878446614-0.0010938236593917 0.0416785714285714 0.0185714285714285 0.0360714285714286 0.0458095238095237v0.0229523809523809l-0.0103214285714286 0.016"/>
                </anim:par>
              </anim:par>
              <anim:par smil:begin="30s">
                <anim:par smil:begin="0s" smil:fill="hold" smil:accelerate="0.5" smil:decelerate="0.5" presentation:node-type="after-previous" presentation:preset-class="motion-path">
                  <anim:animateMotion smil:dur="5s" smil:fill="hold" smil:targetElement="id10" svg:path="M0.215107142857143 0.722857142857143c-0.0172857142857143 0.0107142857142857-0.0346064672241889 0.00300264732296729-0.0532857142857143 0.0114761904761905-0.0193207531460245 0.00876455217902361-0.035178235047698 0.0245158486630075-0.0566785714285714 0.0229047619047619-0.0185353796955302-0.00138891337593616-0.0361086934885045 0.0125865848923484-0.055 0.00914285714285712-0.017680129133509-0.00322294020662928-0.036426643269678 0.000944993597499333-0.05325-0.0068571428571429-0.0201409306585609-0.00934072146483977-0.0367817269835503-0.035334423487399-0.0412142857142857-0.0641428571428571-0.00381744143237665-0.0248106150237004-0.0141042122761055-0.0568037036265435 0.00685714285714286-0.0755714285714286 0.0158957887776147-0.014232275998562 0.0334285714285714-0.0283333333333333 0.05325-0.0298095238095238h0.0171785714285714 0.0171785714285714l0.00174999999999999 0.00228571428571434"/>
                </anim:par>
              </anim:par>
              <anim:par smil:begin="35s">
                <anim:par smil:begin="0s" smil:fill="hold" smil:accelerate="0.5" smil:decelerate="0.5" presentation:node-type="after-previous" presentation:preset-class="motion-path">
                  <anim:animateMotion smil:dur="5s" smil:fill="hold" smil:targetElement="id10" svg:path="M0.0638928571428572 0.60147619047619c0.00689285714285715 0.0375714285714286 0.0322512621087138 0.0268535517380518 0.0515357142857143 0.0389047619047619 0.0172155482217383 0.0107583138919929 0.0350712246136349 0.0187152981437663 0.0532857142857143 0.0252380952380953 0.017821224645639 0.0063819648218939 0.0369635901733391 0.00675692952304074 0.0549642857142857 0.00228571428571422 0.0189993052122561-0.00471926114023868 0.0308644721619865-0.0352865217055915 0.0292142857142857-0.0618571428571428-0.00209981375161417-0.0338103344386887-0.0273915506027952-0.0463860743685053-0.0463928571428571-0.055-0.022070122754055-0.0100051223151716-0.0382502155747047-0.0311889308356583-0.0601428571428571-0.0366190476190475-0.017464501358128-0.00433178799566392-0.0356428571428572 0.00171428571428567-0.05325-0.00228571428571434l-0.0188928571428571-0.0023333333333333"/>
                </anim:par>
              </anim:par>
              <anim:par smil:begin="40s">
                <anim:par smil:begin="0s" smil:fill="hold" smil:accelerate="0.5" smil:decelerate="0.5" presentation:node-type="after-previous" presentation:preset-class="motion-path">
                  <anim:animateMotion smil:dur="5s" smil:fill="hold" smil:targetElement="id10" svg:path="M0.0638928571428572 0.500666666666667c-0.018 0.0179047619047619-0.0372894893389044 0.00311069623231452-0.0549642857142857-0.00457142857142862-0.017932354030242-0.00779406895329809-0.0350721727074944-0.0112413614758201-0.0515357142857143-0.00457142857142856-0.0178578873434607 0.00723482914226919-0.0402888579625841 0.0240531347746881-0.055 0.00914285714285717-0.0134317163238572-0.0136135331268874-0.0198244088638322-0.0447651522306339-0.00514285714285714-0.0687142857142857 0.0148898772517634-0.0242889624090762 0.03425-0.0406190476190476 0.05325-0.0572857142857143l0.0171785714285714-0.00228571428571434 0.0189285714285714-0.00914285714285712h0.0154285714285714"/>
                </anim:par>
              </anim:par>
              <anim:par smil:begin="45s">
                <anim:par smil:begin="0s" smil:fill="hold" smil:accelerate="0.5" smil:decelerate="0.5" presentation:node-type="after-previous" presentation:preset-class="motion-path">
                  <anim:animateMotion smil:dur="5s" smil:fill="hold" smil:targetElement="id10" svg:path="M0.0140714285714286 0.354047619047619c0.0170714285714286 0.0166190476190476 0.0380722857750369 0.00408966544174982 0.0567142857142857 0.00919047619047619 0.0238222866101484 0.00651823709882393 0.0327485679198685-0.025489261950231 0.0549642857142857-0.0298095238095238 0.0186771440848176-0.00363212001416535 0.0367510385216331-0.0073455058074316 0.055-0.00457142857142862 0.0187153287458744 0.00284497106861603 0.0346792345179707 0.0199006217804436 0.05325 0.0251904761904762 0.0128578065810422 0.00366252672308476 0.0414682323879032 0.00985645114078604 0.0377857142857143-0.0274761904761905-0.00271033912695434-0.0274768830672984-0.00421263099168639-0.0598142850078772-0.0223214285714286-0.071-0.0183554888340262-0.0113380949637537-0.0347521376320581-0.0229411681440133-0.055-0.0298095238095238-0.0182164270334939-0.00617926463284105-0.0358571428571428-0.00609523809523813-0.05325-0.0137142857142857h-0.01375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30.843cm" svg:height="29.6cm" svg:x="-2.043cm" svg:y="-2.2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1" draw:id="id11" draw:layer="layout" svg:width="6.88cm" svg:height="4.525cm" svg:x="8cm" svg:y="1.8cm">
          <draw:image xlink:href="Pictures/10000000000001C20000012872EFA1D49266557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smil:accelerate="0.5" smil:decelerate="0.5" presentation:node-type="with-previous" presentation:preset-class="motion-path">
                  <anim:animateMotion smil:dur="5s" smil:fill="hold" smil:targetElement="id11" svg:path="M-0.00482142857142857-0.0239047619047619c0.0120714285714286 0.026047619047619 0.0346762790679682 0.0474516242767049 0.0584285714285714 0.0435238095238095 0.0174262959556952-0.00288171184927948 0.0370727216900655 0.00857291733385509 0.0515357142857143-0.0137619047619048 0.0157870074869306-0.0243794637460511 0.0352134253032612-0.0471463698113324 0.0583928571428571-0.0572380952380952 0.0188205684945197-0.00819398900441673 0.0371430442755037-0.0168658435949638 0.0584285714285714-0.0160476190476191 0.0220716176689865 0.000848442194853957 0.0342142857142858 0.0289047619047619 0.0292142857142857 0.0526666666666667v0.00461904761904762"/>
                </anim:par>
              </anim:par>
              <anim:par smil:begin="5s">
                <anim:par smil:begin="0s" smil:fill="hold" smil:accelerate="0.5" smil:decelerate="0.5" presentation:node-type="after-previous" presentation:preset-class="motion-path">
                  <anim:animateMotion smil:dur="5s" smil:fill="hold" smil:targetElement="id11" svg:path="M0.252570384918809 0.00330132078175796c0.00542452830188678 0.0253731906195077 0.00715222802788479 0.051207263541105 0.00793833410032208 0.0776880963695473 0.00073540809816508 0.0247730167607239 0.0107860305351579 0.0570351112513117-0.0174974114127934 0.0687844131157928-0.0176927481061362 0.00734979281141832-0.0331451907928869 0.0215345309892828-0.0509045674183157 0.0310475587035068-0.0187569628402103 0.0100473969946725-0.0370455591348366 0.0214518793419474-0.0525253106304647 0.0399512419572612l-0.0127344109526001 0.0221900085236058-0.00317533364012883 0.0221900085236059"/>
                </anim:par>
              </anim:par>
              <anim:par smil:begin="10s">
                <anim:par smil:begin="0s" smil:fill="hold" smil:accelerate="0.5" smil:decelerate="0.5" presentation:node-type="after-previous" presentation:preset-class="motion-path">
                  <anim:animateMotion smil:dur="5s" smil:fill="hold" smil:targetElement="id11" svg:path="M0.113714285714286 0.283047619047619c-0.0178571428571429 0.00238095238095237-0.036892980691265-0.00600023650790638-0.05325 0.00919047619047619-0.0175358378359811 0.0162854777795342-0.0381073866747837 0.0249041888798798-0.0566785714285714 0.038952380952381-0.0151073866858693 0.011427998412075-0.0475232805415612 0.0276563390792232-0.0326428571428571 0.0595238095238095 0.0128695809445058 0.0275611102852737 0.0361785714285714 0.0184285714285714 0.0549642857142857 0.0206190476190476h0.0171785714285714 0.0171785714285714l0.0120357142857143 0.00919047619047619"/>
                </anim:par>
              </anim:par>
              <anim:par smil:begin="15s">
                <anim:par smil:begin="0s" smil:fill="hold" smil:accelerate="0.5" smil:decelerate="0.5" presentation:node-type="after-previous" presentation:preset-class="motion-path">
                  <anim:animateMotion smil:dur="5s" smil:fill="hold" smil:targetElement="id11" svg:path="M0.0845357142857143 0.418238095238095c0.0173571428571429-0.00928571428571429 0.0329644275137946-0.0258184039037454 0.05325-0.0252380952380952 0.0180001441249116 0.00051492949611065 0.0316429452389055-0.0156109553364444 0.0515357142857143-0.016 0.0215000898785199-0.000420479180828048 0.0439579408775556 0.0113828054418316 0.0481071428571429 0.0366190476190476 0.00367222708835158 0.0223351894140835 0.00767857142857142 0.0463333333333334 0 0.0687619047619048l-0.01375 0.0229047619047619-0.01375 0.0206190476190475"/>
                </anim:par>
              </anim:par>
              <anim:par smil:begin="20s">
                <anim:par smil:begin="0s" smil:fill="hold" smil:accelerate="0.5" smil:decelerate="0.5" presentation:node-type="after-previous" presentation:preset-class="motion-path">
                  <anim:animateMotion smil:dur="5s" smil:fill="hold" smil:targetElement="id11" svg:path="M0.194464285714286 0.528190476190476c-0.0199285714285714-0.00557142857142856-0.0388524951354372 0.00425364914564186-0.0566785714285714 0.0137142857142857-0.0186025026119632 0.00987270073262359-0.0368212337308753 0.02475819073293-0.0567142857142857 0.022904761904762-0.0179283769994357-0.00167038073397319-0.039005925157513 0.0109092767326896-0.0515357142857143-0.0183333333333334-0.0106487832958042-0.0248526303524059-0.0349269557780672-0.0225787511985153-0.05325-0.0297619047619048-0.0252841000548466-0.00991208508838648-0.0362142857142857 0.0281428571428571-0.0498214285714286 0.0458095238095239l-0.00342857142857143 0.0229047619047619 0.00685714285714285 0.0183333333333334"/>
                </anim:par>
              </anim:par>
              <anim:par smil:begin="25s">
                <anim:par smil:begin="0s" smil:fill="hold" smil:accelerate="0.5" smil:decelerate="0.5" presentation:node-type="after-previous" presentation:preset-class="motion-path">
                  <anim:animateMotion smil:dur="5s" smil:fill="hold" smil:targetElement="id11" svg:path="M-0.0615 0.610619047619048c0.0176071428571429 0.0168095238095238 0.0389648103037814 0.0124817003073361 0.0583928571428571 0.00919047619047619 0.0370719538307028-0.00628020456803313 0.0158951969776671 0.0354718814825423 0.0360714285714286 0.054952380952381 0.0191809117943981 0.018519501042867 0.0395708576920572 0.0217918550339274 0.0601428571428571 0.0206190476190476 0.0203565805592633-0.00116052640768338 0.0308558372052044-0.0270572282347721 0.0515357142857143-0.0320476190476191 0.0183915541589209-0.00443818125955675 0.0330357592163781-0.024093823656179 0.0532857142857143-0.0252380952380952 0.0193571878446614-0.0010938236593917 0.0416785714285714 0.0185714285714285 0.0360714285714286 0.0458095238095237v0.0229523809523809l-0.0103214285714286 0.016"/>
                </anim:par>
              </anim:par>
              <anim:par smil:begin="30s">
                <anim:par smil:begin="0s" smil:fill="hold" smil:accelerate="0.5" smil:decelerate="0.5" presentation:node-type="after-previous" presentation:preset-class="motion-path">
                  <anim:animateMotion smil:dur="5s" smil:fill="hold" smil:targetElement="id11" svg:path="M0.215107142857143 0.722857142857143c-0.0172857142857143 0.0107142857142857-0.0346064672241889 0.00300264732296729-0.0532857142857143 0.0114761904761905-0.0193207531460245 0.00876455217902361-0.035178235047698 0.0245158486630075-0.0566785714285714 0.0229047619047619-0.0185353796955302-0.00138891337593616-0.0361086934885045 0.0125865848923484-0.055 0.00914285714285712-0.017680129133509-0.00322294020662928-0.036426643269678 0.000944993597499333-0.05325-0.0068571428571429-0.0201409306585609-0.00934072146483977-0.0367817269835503-0.035334423487399-0.0412142857142857-0.0641428571428571-0.00381744143237665-0.0248106150237004-0.0141042122761055-0.0568037036265435 0.00685714285714286-0.0755714285714286 0.0158957887776147-0.014232275998562 0.0334285714285714-0.0283333333333333 0.05325-0.0298095238095238h0.0171785714285714 0.0171785714285714l0.00174999999999999 0.00228571428571434"/>
                </anim:par>
              </anim:par>
              <anim:par smil:begin="35s">
                <anim:par smil:begin="0s" smil:fill="hold" smil:accelerate="0.5" smil:decelerate="0.5" presentation:node-type="after-previous" presentation:preset-class="motion-path">
                  <anim:animateMotion smil:dur="5s" smil:fill="hold" smil:targetElement="id11" svg:path="M0.0638928571428572 0.60147619047619c0.00689285714285715 0.0375714285714286 0.0322512621087138 0.0268535517380518 0.0515357142857143 0.0389047619047619 0.0172155482217383 0.0107583138919929 0.0350712246136349 0.0187152981437663 0.0532857142857143 0.0252380952380953 0.017821224645639 0.0063819648218939 0.0369635901733391 0.00675692952304074 0.0549642857142857 0.00228571428571422 0.0189993052122561-0.00471926114023868 0.0308644721619865-0.0352865217055915 0.0292142857142857-0.0618571428571428-0.00209981375161417-0.0338103344386887-0.0273915506027952-0.0463860743685053-0.0463928571428571-0.055-0.022070122754055-0.0100051223151716-0.0382502155747047-0.0311889308356583-0.0601428571428571-0.0366190476190475-0.017464501358128-0.00433178799566392-0.0356428571428572 0.00171428571428567-0.05325-0.00228571428571434l-0.0188928571428571-0.0023333333333333"/>
                </anim:par>
              </anim:par>
              <anim:par smil:begin="40s">
                <anim:par smil:begin="0s" smil:fill="hold" smil:accelerate="0.5" smil:decelerate="0.5" presentation:node-type="after-previous" presentation:preset-class="motion-path">
                  <anim:animateMotion smil:dur="5s" smil:fill="hold" smil:targetElement="id11" svg:path="M0.0638928571428572 0.500666666666667c-0.018 0.0179047619047619-0.0372894893389044 0.00311069623231452-0.0549642857142857-0.00457142857142862-0.017932354030242-0.00779406895329809-0.0350721727074944-0.0112413614758201-0.0515357142857143-0.00457142857142856-0.0178578873434607 0.00723482914226919-0.0402888579625841 0.0240531347746881-0.055 0.00914285714285717-0.0134317163238572-0.0136135331268874-0.0198244088638322-0.0447651522306339-0.00514285714285714-0.0687142857142857 0.0148898772517634-0.0242889624090762 0.03425-0.0406190476190476 0.05325-0.0572857142857143l0.0171785714285714-0.00228571428571434 0.0189285714285714-0.00914285714285712h0.0154285714285714"/>
                </anim:par>
              </anim:par>
              <anim:par smil:begin="45s">
                <anim:par smil:begin="0s" smil:fill="hold" smil:accelerate="0.5" smil:decelerate="0.5" presentation:node-type="after-previous" presentation:preset-class="motion-path">
                  <anim:animateMotion smil:dur="5s" smil:fill="hold" smil:targetElement="id11" svg:path="M0.0140714285714286 0.354047619047619c0.0170714285714286 0.0166190476190476 0.0380722857750369 0.00408966544174982 0.0567142857142857 0.00919047619047619 0.0238222866101484 0.00651823709882393 0.0327485679198685-0.025489261950231 0.0549642857142857-0.0298095238095238 0.0186771440848176-0.00363212001416535 0.0367510385216331-0.0073455058074316 0.055-0.00457142857142862 0.0187153287458744 0.00284497106861603 0.0346792345179707 0.0199006217804436 0.05325 0.0251904761904762 0.0128578065810422 0.00366252672308476 0.0414682323879032 0.00985645114078604 0.0377857142857143-0.0274761904761905-0.00271033912695434-0.0274768830672984-0.00421263099168639-0.0598142850078772-0.0223214285714286-0.071-0.0183554888340262-0.0113380949637537-0.0347521376320581-0.0229411681440133-0.055-0.0298095238095238-0.0182164270334939-0.00617926463284105-0.0358571428571428-0.00609523809523813-0.05325-0.0137142857142857h-0.01375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0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_3f_" draw:display-name="?" svg:viewBox="0 0 20 30" svg:d="M20 0h-20l10 30z"/>
    <draw:marker draw:name="Arrow" svg:viewBox="0 0 20 30" svg:d="M10 0l-10 30h20z"/>
    <draw:marker draw:name="Arrowheads_20_512" draw:display-name="Arrowheads 512" svg:viewBox="0 0 20 30" svg:d="M10 0l-10 30h20z"/>
    <draw:marker draw:name="Arrowheads_20_513" draw:display-name="Arrowheads 513" svg:viewBox="0 0 20 30" svg:d="M10 0l-10 30h20z"/>
    <draw:marker draw:name="Arrowheads_20_514" draw:display-name="Arrowheads 514" svg:viewBox="0 0 20 30" svg:d="M10 0l-10 30h20z"/>
    <draw:marker draw:name="Arrowheads_20_515" draw:display-name="Arrowheads 515" svg:viewBox="0 0 20 30" svg:d="M10 0l-10 30h20z"/>
    <draw:marker draw:name="Arrowheads_20_516" draw:display-name="Arrowheads 516" svg:viewBox="0 0 20 30" svg:d="M10 0l-10 30h20z"/>
    <draw:marker draw:name="Arrowheads_20_517" draw:display-name="Arrowheads 517" svg:viewBox="0 0 20 30" svg:d="M10 0l-10 30h20z"/>
    <draw:marker draw:name="Arrowheads_20_518" draw:display-name="Arrowheads 518" svg:viewBox="0 0 20 30" svg:d="M10 0l-10 30h20z"/>
    <draw:marker draw:name="Arrowheads_20_519" draw:display-name="Arrowheads 519" svg:viewBox="0 0 20 30" svg:d="M10 0l-10 30h20z"/>
    <draw:marker draw:name="Arrowheads_20_520" draw:display-name="Arrowheads 520" svg:viewBox="0 0 20 30" svg:d="M10 0l-10 30h20z"/>
    <draw:marker draw:name="Arrowheads_20_521" draw:display-name="Arrowheads 521" svg:viewBox="0 0 20 30" svg:d="M10 0l-10 30h20z"/>
    <draw:stroke-dash draw:name="_3f_" draw:display-name="?" draw:style="rect" draw:dots1="1" draw:dots1-length="0.08cm" draw:dots2="1" draw:dots2-length="0.08cm" draw:distance="0.0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1T10:38:46.914569057</meta:creation-date>
    <dc:date>2016-07-12T12:23:00.319243561</dc:date>
    <meta:editing-duration>PT1H42M30S</meta:editing-duration>
    <meta:editing-cycles>4</meta:editing-cycles>
    <meta:generator>LibreOffice/5.1.4.2$Linux_X86_64 LibreOffice_project/10m0$Build-2</meta:generator>
    <meta:document-statistic meta:object-count="65"/>
  </office:meta>
</office:document-meta>
</file>